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20000025000011A4000011A4A54DFA33.svm" manifest:media-type=""/>
  <manifest:file-entry manifest:full-path="Pictures/1000020100000100000001009A0A6AD0.png" manifest:media-type=""/>
  <manifest:file-entry manifest:full-path="Pictures/10000201000001A400000320D6DB8707.png" manifest:media-type=""/>
  <manifest:file-entry manifest:full-path="Pictures/2000002400004D3F00003505504B5CF9.svm" manifest:media-type=""/>
  <manifest:file-entry manifest:full-path="Pictures/1000000000000244000000588E53F682.jpg" manifest:media-type=""/>
  <manifest:file-entry manifest:full-path="Pictures/20000007000012450000352F90BC1072.svm"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stroke-dash="Ultrafine_20_Dashed" svg:stroke-color="#e6e6e6" draw:fill="none" draw:textarea-horizontal-align="justify" draw:textarea-vertical-align="middle" draw:auto-grow-height="false"/>
    </style:style>
    <style:style style:name="gr2" style:family="graphic" style:parent-style-name="standard">
      <style:graphic-properties draw:stroke="none" svg:stroke-color="#cccccc" draw:fill="none" draw:fill-color="#ffffff" draw:textarea-horizontal-align="left" draw:auto-grow-height="true" draw:auto-grow-width="false" fo:min-height="0.25cm" fo:min-width="1.58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cccccc" draw:fill="none" draw:fill-color="#ffffff" draw:textarea-horizontal-align="left" draw:auto-grow-height="true" draw:auto-grow-width="false" fo:min-height="0.279cm" fo:min-width="5.69cm"/>
    </style:style>
    <style:style style:name="gr5" style:family="graphic" style:parent-style-name="standard">
      <style:graphic-properties draw:stroke="dash" draw:stroke-dash="Fine_20_Dashed_20__28_var_29_" svg:stroke-color="#666666" draw:textarea-horizontal-align="center" draw:textarea-vertical-align="middle"/>
    </style:style>
    <style:style style:name="gr6" style:family="graphic" style:parent-style-name="standard">
      <style:graphic-properties draw:stroke="none" svg:stroke-color="#cccccc" draw:fill="none" draw:fill-color="#ffffff" draw:textarea-horizontal-align="left" draw:auto-grow-height="true" draw:auto-grow-width="true" fo:min-height="0.42cm" fo:min-width="1.557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739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777cm"/>
    </style:style>
    <style:style style:name="gr9" style:family="graphic" style:parent-style-name="standard">
      <style:graphic-properties svg:stroke-width="0.07cm" draw:marker-start-width="0.405cm" draw:marker-end-width="0.405cm" draw:textarea-horizontal-align="center" draw:textarea-vertical-align="middle" fo:padding-top="0.16cm" fo:padding-bottom="0.16cm" fo:padding-left="0.285cm" fo:padding-right="0.285cm"/>
    </style:style>
    <style:style style:name="gr10" style:family="graphic" style:parent-style-name="standard">
      <style:graphic-properties draw:fill="solid" draw:fill-color="#ffffff" draw:textarea-horizontal-align="justify" draw:textarea-vertical-align="middle" draw:auto-grow-height="false"/>
    </style:style>
    <style:style style:name="gr11" style:family="graphic" style:parent-style-name="standard">
      <style:graphic-properties draw:stroke="none" svg:stroke-color="#cccccc" draw:fill="none" draw:fill-color="#ffffff" draw:textarea-horizontal-align="left" draw:auto-grow-height="true" draw:auto-grow-width="false" fo:min-height="0.173cm" fo:min-width="5.681cm"/>
    </style:style>
    <style:style style:name="gr12" style:family="graphic" style:parent-style-name="standard">
      <style:graphic-properties svg:stroke-color="#666666" draw:marker-start="Arrow" draw:marker-start-width="0.1cm" draw:marker-end="Arrow" draw:marker-end-width="0.1cm" draw:textarea-horizontal-align="center" draw:textarea-vertical-align="middle"/>
    </style:style>
    <style:style style:name="gr13" style:family="graphic" style:parent-style-name="standard">
      <style:graphic-properties draw:stroke="none" svg:stroke-color="#666666" draw:fill="none" draw:fill-color="#ffffff" draw:textarea-horizontal-align="left" draw:auto-grow-height="true" draw:auto-grow-width="false" fo:min-height="2.845cm" fo:min-width="1.508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692cm"/>
    </style:style>
    <style:style style:name="gr15" style:family="graphic" style:parent-style-name="standard">
      <style:graphic-properties draw:stroke="none" svg:stroke-color="#cccccc" draw:fill="none" draw:fill-color="#ffffff" draw:textarea-horizontal-align="left" draw:auto-grow-height="true" draw:auto-grow-width="true" fo:min-height="0cm" fo:min-width="0.823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cccccc" draw:fill="none" draw:fill-color="#ffffff" draw:textarea-horizontal-align="left" draw:auto-grow-height="true" draw:auto-grow-width="true" fo:min-height="0.395cm" fo:min-width="0.773cm"/>
    </style:style>
    <style:style style:name="gr18" style:family="graphic" style:parent-style-name="standard">
      <style:graphic-properties draw:stroke="none" svg:stroke-color="#cccccc" draw:fill="none" draw:fill-color="#ffffff" draw:textarea-horizontal-align="left" draw:auto-grow-height="true" draw:auto-grow-width="true" fo:min-height="0.712cm" fo:min-width="2.114cm"/>
    </style:style>
    <style:style style:name="gr19" style:family="graphic" style:parent-style-name="standard">
      <style:graphic-properties draw:stroke="dash" draw:stroke-dash="Ultrafine_20_Dashed" svg:stroke-color="#666666" draw:fill="none" draw:fill-color="#99ccff" draw:textarea-horizontal-align="justify" draw:textarea-vertical-align="middle" draw:auto-grow-height="false"/>
    </style:style>
    <style:style style:name="gr20" style:family="graphic" style:parent-style-name="standard">
      <style:graphic-properties draw:stroke="none" svg:stroke-color="#000000" draw:fill="none" draw:fill-color="#ffffff" fo:min-height="0.122cm"/>
    </style:style>
    <style:style style:name="gr21" style:family="graphic" style:parent-style-name="standard">
      <style:graphic-properties draw:stroke="none" svg:stroke-color="#cccccc" draw:fill="none" draw:fill-color="#ffffff" draw:textarea-horizontal-align="left" draw:auto-grow-height="true" draw:auto-grow-width="false" fo:min-height="0.875cm" fo:min-width="5.081cm"/>
    </style:style>
    <style:style style:name="gr22" style:family="graphic" style:parent-style-name="standard">
      <style:graphic-properties draw:stroke="none" svg:stroke-color="#cccccc" draw:fill="none" draw:fill-color="#ffffff" draw:textarea-horizontal-align="left" draw:auto-grow-height="true" draw:auto-grow-width="false" fo:min-height="0.25cm" fo:min-width="5.777cm"/>
    </style:style>
    <style:style style:name="gr23" style:family="graphic" style:parent-style-name="standard">
      <style:graphic-properties draw:stroke="none" svg:stroke-color="#cccccc" draw:fill="none" draw:fill-color="#ffffff" draw:textarea-horizontal-align="left" draw:auto-grow-height="true" draw:auto-grow-width="false" fo:min-height="0.279cm" fo:min-width="5.765cm"/>
    </style:style>
    <style:style style:name="gr24" style:family="graphic" style:parent-style-name="standard">
      <style:graphic-properties draw:stroke="none" svg:stroke-color="#cccccc" draw:fill="none" draw:fill-color="#ffffff" draw:textarea-horizontal-align="left" draw:auto-grow-height="true" draw:auto-grow-width="true" fo:min-height="0.712cm" fo:min-width="2.639cm"/>
    </style:style>
    <style:style style:name="gr25" style:family="graphic" style:parent-style-name="standard">
      <style:graphic-properties draw:stroke="none" svg:stroke-color="#cccccc" draw:fill="none" draw:fill-color="#ffffff" draw:textarea-horizontal-align="left" draw:auto-grow-height="true" draw:auto-grow-width="true" fo:min-height="0.712cm" fo:min-width="1.691cm"/>
    </style:style>
    <style:style style:name="gr26" style:family="graphic" style:parent-style-name="standard">
      <style:graphic-properties draw:stroke="none" svg:stroke-color="#cccccc" draw:fill="none" draw:fill-color="#ffffff" draw:textarea-horizontal-align="left" draw:auto-grow-height="true" draw:auto-grow-width="true" fo:min-height="0cm" fo:min-width="0.502cm"/>
    </style:style>
    <style:style style:name="gr27" style:family="graphic" style:parent-style-name="standard">
      <style:graphic-properties draw:stroke="none" svg:stroke-color="#cccccc" draw:fill="none" draw:fill-color="#ffffff" draw:textarea-horizontal-align="left" draw:auto-grow-height="true" draw:auto-grow-width="false" fo:min-height="0.25cm" fo:min-width="5.752cm"/>
    </style:style>
    <style:style style:name="gr28" style:family="graphic" style:parent-style-name="standard">
      <style:graphic-properties draw:stroke="none" svg:stroke-color="#cccccc" draw:fill="none" draw:fill-color="#ffffff" draw:textarea-horizontal-align="left" draw:auto-grow-height="true" draw:auto-grow-width="false" fo:min-height="0.279cm" fo:min-width="2.428cm"/>
    </style:style>
    <style:style style:name="gr29" style:family="graphic" style:parent-style-name="standard">
      <style:graphic-properties draw:stroke="none" svg:stroke-color="#cccccc" draw:fill="none" draw:fill-color="#ffffff" draw:textarea-horizontal-align="left" draw:auto-grow-height="true" draw:auto-grow-width="true" fo:min-height="0cm" fo:min-width="0.773cm"/>
    </style:style>
    <style:style style:name="gr30" style:family="graphic" style:parent-style-name="standard">
      <style:graphic-properties draw:stroke="none" svg:stroke-color="#cccccc" draw:fill="none" draw:fill-color="#ffffff" draw:textarea-horizontal-align="left" draw:auto-grow-height="true" draw:auto-grow-width="false" fo:min-height="0.712cm" fo:min-width="5.631cm"/>
    </style:style>
    <style:style style:name="gr31" style:family="graphic" style:parent-style-name="standard">
      <style:graphic-properties draw:stroke="none" svg:stroke-color="#cccccc" draw:fill="none" draw:fill-color="#ffffff" draw:textarea-horizontal-align="left" draw:auto-grow-height="true" draw:auto-grow-width="false" fo:min-height="0.712cm" fo:min-width="5.606cm"/>
    </style:style>
    <style:style style:name="gr32" style:family="graphic" style:parent-style-name="standard">
      <style:graphic-properties draw:fill="solid" draw:fill-color="#ffffff" draw:textarea-horizontal-align="justify" draw:textarea-vertical-align="middle" draw:auto-grow-height="false"/>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4" style:family="graphic" style:parent-style-name="standard">
      <style:graphic-properties draw:stroke="none" svg:stroke-color="#cccccc" draw:fill="none" draw:fill-color="#ffffff" draw:textarea-horizontal-align="left" draw:auto-grow-height="true" draw:auto-grow-width="true" fo:min-height="0cm" fo:min-width="0cm"/>
    </style:style>
    <style:style style:name="gr35" style:family="graphic" style:parent-style-name="standard">
      <style:graphic-properties draw:stroke="none" svg:stroke-color="#cccccc" draw:fill="none" draw:fill-color="#ffffff" draw:textarea-horizontal-align="left" draw:auto-grow-height="false" draw:auto-grow-width="false" fo:min-height="3.32cm" fo:min-width="5.026cm"/>
    </style:style>
    <style:style style:name="gr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7" style:family="graphic" style:parent-style-name="standard">
      <style:graphic-properties draw:stroke="none" svg:stroke-color="#cccccc" draw:fill="none" draw:fill-color="#ffffff" draw:textarea-horizontal-align="left" draw:auto-grow-height="true" draw:auto-grow-width="false" fo:min-height="0cm" fo:min-width="3.643cm"/>
    </style:style>
    <style:style style:name="P1" style:family="paragraph">
      <style:paragraph-properties fo:text-align="center"/>
      <style:text-properties style:use-window-font-color="true"/>
    </style:style>
    <style:style style:name="P2" style:family="paragraph">
      <style:text-properties fo:color="#000080" fo:font-family="Ubuntu" style:font-style-name="Gras" style:font-pitch="variable" fo:font-size="9pt" fo:font-weight="bold" style:font-size-asian="9pt" style:font-weight-asian="bold" style:font-size-complex="9pt" style:font-weight-complex="bold"/>
    </style:style>
    <style:style style:name="P3" style:family="paragraph">
      <style:text-properties fo:color="#000080" fo:font-family="Ubuntu" style:font-style-name="Gras" style:font-pitch="variable" fo:font-size="9pt" fo:font-weight="bold" style:font-size-asian="8pt" style:font-size-complex="8pt"/>
    </style:style>
    <style:style style:name="P4" style:family="paragraph">
      <style:text-properties fo:color="#000080" fo:font-family="Ubuntu" style:font-style-name="Gras" style:font-pitch="variable" fo:font-size="10pt" fo:font-weight="bold" style:font-size-asian="8pt" style:font-size-complex="8pt"/>
    </style:style>
    <style:style style:name="P5" style:family="paragraph">
      <style:text-properties style:use-window-font-color="true" fo:font-family="Ubuntu" style:font-style-name="Gras" style:font-pitch="variable" fo:font-size="8pt" fo:font-weight="normal" style:font-size-asian="8pt" style:font-weight-asian="normal" style:font-size-complex="8pt" style:font-weight-complex="normal"/>
    </style:style>
    <style:style style:name="P6" style:family="paragraph">
      <style:paragraph-properties fo:text-align="start"/>
    </style:style>
    <style:style style:name="P7" style:family="paragraph">
      <style:paragraph-properties fo:text-align="start"/>
      <style:text-properties style:use-window-font-color="true" fo:font-size="6pt" fo:font-weight="normal" style:font-size-asian="6pt" style:font-weight-asian="normal" style:font-size-complex="6pt" style:font-weight-complex="normal"/>
    </style:style>
    <style:style style:name="P8" style:family="paragraph">
      <style:text-properties style:use-window-font-color="true" fo:font-family="Ubuntu" style:font-style-name="Gras" style:font-pitch="variable" fo:font-size="10pt" fo:font-weight="bold" style:font-size-asian="8pt" style:font-size-complex="8pt"/>
    </style:style>
    <style:style style:name="P9" style:family="paragraph">
      <style:paragraph-properties fo:text-align="center"/>
      <style:text-properties style:use-window-font-color="true" fo:font-size="10pt"/>
    </style:style>
    <style:style style:name="P10" style:family="paragraph">
      <style:text-properties fo:color="#000080" fo:font-family="Ubuntu" style:font-style-name="Gras" style:font-pitch="variable" fo:font-size="10pt" fo:font-weight="normal" style:font-size-asian="8pt" style:font-weight-asian="normal" style:font-size-complex="8pt" style:font-weight-complex="normal"/>
    </style:style>
    <style:style style:name="P11" style:family="paragraph">
      <style:paragraph-properties fo:text-align="end"/>
    </style:style>
    <style:style style:name="P12" style:family="paragraph">
      <style:paragraph-properties fo:text-align="end"/>
      <style:text-properties fo:color="#999999" fo:font-size="6pt" style:font-size-asian="6pt" style:font-size-complex="6pt"/>
    </style:style>
    <style:style style:name="P13" style:family="paragraph">
      <style:text-properties fo:color="#000080" fo:font-family="Ubuntu" style:font-style-name="Gras" style:font-pitch="variable" fo:font-size="6pt" fo:font-weight="normal" style:font-size-asian="8pt" style:font-size-complex="8pt"/>
    </style:style>
    <style:style style:name="P14" style:family="paragraph">
      <style:text-properties fo:color="#000080" fo:font-family="Ubuntu" style:font-style-name="Gras" style:font-pitch="variable" fo:font-size="9pt" fo:font-weight="bold" style:font-size-asian="10pt" style:font-weight-asian="bold" style:font-size-complex="10pt" style:font-weight-complex="bold"/>
    </style:style>
    <style:style style:name="P15" style:family="paragraph">
      <style:paragraph-properties fo:text-align="center"/>
    </style:style>
    <style:style style:name="P16" style:family="paragraph">
      <style:paragraph-properties fo:text-align="center"/>
      <style:text-properties fo:color="#b3b3b3" fo:font-size="6pt" style:font-size-asian="6pt" style:font-size-complex="6pt"/>
    </style:style>
    <style:style style:name="P17" style:family="paragraph">
      <style:text-properties fo:font-family="Ubuntu" style:font-style-name="Gras" style:font-pitch="variable" fo:font-size="8pt" fo:font-weight="bold" style:font-size-asian="8pt" style:font-size-complex="8pt"/>
    </style:style>
    <style:style style:name="P18" style:family="paragraph">
      <style:text-properties fo:color="#000000" fo:font-family="Ubuntu" style:font-style-name="Gras" style:font-pitch="variable" fo:font-size="10pt" fo:font-weight="normal" style:font-size-asian="8pt" style:font-size-complex="8pt"/>
    </style:style>
    <style:style style:name="P19" style:family="paragraph">
      <style:text-properties style:use-window-font-color="true" fo:font-family="Ubuntu" style:font-style-name="Gras" style:font-pitch="variable" fo:font-size="8pt" fo:font-weight="bold" style:font-size-asian="8pt" style:font-size-complex="8pt"/>
    </style:style>
    <style:style style:name="T1" style:family="text">
      <style:text-properties fo:color="#000080" fo:font-family="Ubuntu" style:font-style-name="Gras" style:font-pitch="variable" fo:font-size="9pt" fo:font-weight="bold" style:font-size-asian="9pt" style:font-weight-asian="bold" style:font-size-complex="9pt" style:font-weight-complex="bold"/>
    </style:style>
    <style:style style:name="T2" style:family="text">
      <style:text-properties fo:color="#000080" fo:font-family="Ubuntu" style:font-style-name="Gras" style:font-pitch="variable" fo:font-size="9pt" fo:font-weight="normal" style:font-size-asian="8pt" style:font-weight-asian="normal" style:font-size-complex="8pt" style:font-weight-complex="normal"/>
    </style:style>
    <style:style style:name="T3" style:family="text">
      <style:text-properties fo:color="#000080" fo:font-family="Ubuntu" style:font-style-name="Gras" style:font-pitch="variable" fo:font-size="10pt" fo:font-weight="normal" style:font-size-asian="8pt" style:font-weight-asian="normal" style:font-size-complex="8pt" style:font-weight-complex="normal"/>
    </style:style>
    <style:style style:name="T4" style:family="text">
      <style:text-properties style:use-window-font-color="true" fo:font-family="Ubuntu" style:font-style-name="Gras" style:font-pitch="variable" fo:font-size="8pt" fo:font-weight="normal" style:font-size-asian="8pt" style:font-weight-asian="normal" style:font-size-complex="8pt" style:font-weight-complex="normal"/>
    </style:style>
    <style:style style:name="T5" style:family="text">
      <style:text-properties style:use-window-font-color="true" fo:font-size="6pt" fo:font-weight="normal" style:font-size-asian="6pt" style:font-weight-asian="normal" style:font-size-complex="6pt" style:font-weight-complex="normal"/>
    </style:style>
    <style:style style:name="T6" style:family="text">
      <style:text-properties fo:color="#999999" fo:font-family="Arial" style:font-style-name="Normal" style:font-family-generic="swiss" fo:font-size="6pt" style:font-family-asian="Arial" style:font-style-name-asian="Normal" style:font-family-generic-asian="swiss" style:font-size-asian="6pt" style:font-family-complex="Arial" style:font-style-name-complex="Normal" style:font-family-generic-complex="swiss" style:font-size-complex="6pt"/>
    </style:style>
    <style:style style:name="T7" style:family="text">
      <style:text-properties fo:color="#999999" fo:font-family="Arial" style:font-family-generic="roman" style:font-pitch="variable" fo:font-size="6pt" style:font-family-asian="Arial" style:font-style-name-asian="Normal" style:font-family-generic-asian="swiss" style:font-size-asian="6pt" style:font-family-complex="Arial" style:font-style-name-complex="Normal" style:font-family-generic-complex="swiss" style:font-size-complex="6pt"/>
    </style:style>
    <style:style style:name="T8" style:family="text">
      <style:text-properties fo:color="#000080" fo:font-family="Ubuntu" style:font-style-name="Gras" style:font-pitch="variable" fo:font-size="6pt" fo:font-weight="normal" style:font-size-asian="8pt" style:font-weight-asian="normal" style:font-size-complex="8pt" style:font-weight-complex="normal"/>
    </style:style>
    <style:style style:name="T9" style:family="text">
      <style:text-properties fo:color="#000080" fo:font-family="Ubuntu" style:font-style-name="Gras" style:font-pitch="variable" fo:font-size="9pt" fo:font-weight="bold" style:font-size-asian="10pt" style:font-weight-asian="bold" style:font-size-complex="10pt" style:font-weight-complex="bold"/>
    </style:style>
    <style:style style:name="T10" style:family="text">
      <style:text-properties fo:color="#b3b3b3" fo:font-size="6pt" style:font-size-asian="6pt" style:font-size-complex="6pt"/>
    </style:style>
    <style:style style:name="T11" style:family="text">
      <style:text-properties fo:font-family="Ubuntu" style:font-style-name="Gras" style:font-pitch="variable" fo:font-size="8pt" fo:font-weight="normal" style:font-size-asian="8pt" style:font-weight-asian="normal" style:font-size-complex="8pt" style:font-weight-complex="normal"/>
    </style:style>
    <style:style style:name="T12" style:family="text">
      <style:text-properties fo:color="#000000" fo:font-family="Ubuntu" style:font-style-name="Gras" style:font-pitch="variable" fo:font-size="10pt" fo:font-weight="normal" style:font-size-asian="8pt" style:font-weight-asian="normal" style:font-size-complex="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9cm" svg:height="2.9cm" svg:x="2.409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6.202cm" svg:height="0.607cm" svg:x="1.423cm" svg:y="2.125cm">
          <draw:text-box>
            <text:p><text:span text:style-name="T1">$nom</text:span></text:p>
          </draw:text-box>
        </draw:frame>
        <draw:line draw:style-name="gr3" draw:text-style-name="P1" draw:layer="layout" svg:x1="1.693cm" svg:y1="2.622cm" svg:x2="7.318cm" svg:y2="2.622cm">
          <text:p/>
        </draw:line>
        <draw:frame draw:style-name="gr4" draw:text-style-name="P3" draw:layer="layout" svg:width="6.19cm" svg:height="0.607cm" svg:x="1.435cm" svg:y="2.721cm">
          <draw:text-box>
            <text:p><text:span text:style-name="T2">$cepage</text:span></text:p>
          </draw:text-box>
        </draw:frame>
        <draw:line draw:style-name="gr5" draw:text-style-name="P1" draw:layer="layout" svg:x1="7.675cm" svg:y1="1.625cm" svg:x2="7.675cm" svg:y2="30.625cm">
          <text:p/>
        </draw:line>
        <draw:line draw:style-name="gr5" draw:text-style-name="P1" draw:layer="layout" svg:x1="20.908cm" svg:y1="11.425cm" svg:x2="1.309cm" svg:y2="11.425cm">
          <text:p/>
        </draw:line>
        <draw:line draw:style-name="gr5" draw:text-style-name="P1" draw:layer="layout" svg:x1="1.291cm" svg:y1="1.75cm" svg:x2="1.291cm" svg:y2="30.44cm">
          <text:p/>
        </draw:line>
        <draw:line draw:style-name="gr5" draw:text-style-name="P1" draw:layer="layout" svg:x1="20.899cm" svg:y1="2cm" svg:x2="1.3cm" svg:y2="2cm">
          <text:p/>
        </draw:line>
        <draw:line draw:style-name="gr3" draw:text-style-name="P1" draw:layer="layout" svg:x1="1.693cm" svg:y1="3.22cm" svg:x2="7.318cm" svg:y2="3.22cm">
          <text:p/>
        </draw:line>
        <draw:frame draw:style-name="gr6" draw:text-style-name="P4" draw:layer="layout" svg:width="2.221cm" svg:height="0.67cm" svg:x="1.443cm" svg:y="3.955cm">
          <draw:text-box>
            <text:p><text:span text:style-name="T3">$millesime</text:span></text:p>
          </draw:text-box>
        </draw:frame>
        <draw:line draw:style-name="gr3" draw:text-style-name="P1" draw:layer="layout" svg:x1="1.683cm" svg:y1="4.448cm" svg:x2="3.194cm" svg:y2="4.448cm">
          <text:p/>
        </draw:line>
        <draw:g>
          <draw:frame draw:style-name="gr7" draw:text-style-name="P5" draw:layer="layout" svg:width="1.239cm" svg:height="0.569cm" svg:x="1.424cm" svg:y="10.806cm">
            <draw:text-box>
              <text:p><text:span text:style-name="T4">Léger</text:span></text:p>
            </draw:text-box>
          </draw:frame>
          <draw:frame draw:style-name="gr8" draw:text-style-name="P5" draw:layer="layout" svg:width="1.277cm" svg:height="0.569cm" svg:x="6.291cm" svg:y="10.806cm">
            <draw:text-box>
              <text:p><text:span text:style-name="T4">Corsé</text:span></text:p>
            </draw:text-box>
          </draw:frame>
          <draw:line draw:style-name="gr9" draw:text-style-name="P1" draw:layer="layout" svg:x1="2.659cm" svg:y1="11.101cm" svg:x2="6.284cm" svg:y2="11.101cm">
            <text:p/>
          </draw:line>
          <draw:custom-shape draw:style-name="gr10" draw:text-style-name="P1" draw:layer="layout" svg:width="0.375cm" svg:height="0.375cm" svg:x="2.90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5.65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3.59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4.286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4.974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1" draw:text-style-name="P4" draw:layer="layout" svg:width="6.181cm" svg:height="0.645cm" svg:x="1.444cm" svg:y="3.327cm">
          <draw:text-box>
            <text:p><text:span text:style-name="T3">$pays</text:span></text:p>
          </draw:text-box>
        </draw:frame>
        <draw:line draw:style-name="gr3" draw:text-style-name="P1" draw:layer="layout" svg:x1="1.678cm" svg:y1="3.825cm" svg:x2="7.303cm" svg:y2="3.825cm">
          <text:p/>
        </draw:line>
        <draw:line draw:style-name="gr12" draw:text-style-name="P1" draw:layer="layout" svg:x1="3.425cm" svg:y1="5.07cm" svg:x2="5.675cm" svg:y2="5.07cm">
          <text:p/>
        </draw:line>
        <draw:frame draw:style-name="gr13" draw:text-style-name="P7" draw:layer="layout" svg:width="1.5cm" svg:height="3.095cm" svg:x="3.8cm" svg:y="4.695cm">
          <draw:text-box>
            <text:p text:style-name="P6"><text:span text:style-name="T5">Couper ici</text:span></text:p>
          </draw:text-box>
        </draw:frame>
        <draw:frame draw:style-name="gr14" draw:text-style-name="P8" draw:layer="layout" svg:width="1.192cm" svg:height="0.569cm" svg:x="1.717cm" svg:y="8.167cm">
          <draw:text-box>
            <text:p><text:span text:style-name="T4">Boire</text:span></text:p>
          </draw:text-box>
        </draw:frame>
        <draw:frame draw:style-name="gr15" draw:text-style-name="P4" draw:layer="layout" svg:width="1.535cm" svg:height="0.645cm" svg:x="2.645cm" svg:y="8.181cm">
          <draw:text-box>
            <text:p><text:span text:style-name="T3">$boire</text:span></text:p>
          </draw:text-box>
        </draw:frame>
        <draw:line draw:style-name="gr3" draw:text-style-name="P9" draw:layer="layout" svg:x1="2.77cm" svg:y1="8.677cm" svg:x2="5.3cm" svg:y2="8.677cm">
          <text:p/>
        </draw:line>
        <draw:frame draw:style-name="gr16" draw:text-style-name="P9" draw:layer="layout" svg:width="0.25cm" svg:height="0.5cm" svg:x="1.568cm" svg:y="8.191cm">
          <draw:image xlink:href="Pictures/20000007000012450000352F90BC1072.svm" xlink:type="simple" xlink:show="embed" xlink:actuate="onLoad">
            <text:p/>
          </draw:image>
        </draw:frame>
        <draw:line draw:style-name="gr5" draw:text-style-name="P1" draw:layer="layout" svg:x1="14.05cm" svg:y1="1.625cm" svg:x2="14.05cm" svg:y2="30.625cm">
          <text:p/>
        </draw:line>
        <draw:line draw:style-name="gr5" draw:text-style-name="P1" draw:layer="layout" svg:x1="20.434cm" svg:y1="1.625cm" svg:x2="20.434cm" svg:y2="30.44cm">
          <text:p/>
        </draw:line>
        <draw:frame draw:style-name="gr16" draw:text-style-name="P1" draw:layer="layout" svg:width="6.25cm" svg:height="0.945cm" svg:x="1.375cm" svg:y="7.257cm">
          <draw:image xlink:href="Pictures/1000000000000244000000588E53F682.jpg" xlink:type="simple" xlink:show="embed" xlink:actuate="onLoad">
            <text:p/>
          </draw:image>
        </draw:frame>
        <draw:frame draw:style-name="gr17" draw:text-style-name="P10" draw:layer="layout" svg:width="1.311cm" svg:height="0.645cm" svg:x="5.563cm" svg:y="8.182cm">
          <draw:text-box>
            <text:p><text:span text:style-name="T3">$prix</text:span></text:p>
          </draw:text-box>
        </draw:frame>
        <draw:line draw:style-name="gr3" draw:text-style-name="P9" draw:layer="layout" svg:x1="5.824cm" svg:y1="8.672cm" svg:x2="7.074cm" svg:y2="8.672cm">
          <text:p/>
        </draw:line>
        <draw:frame draw:style-name="gr16" draw:text-style-name="P1" draw:layer="layout" svg:width="0.25cm" svg:height="0.475cm" svg:x="1.564cm" svg:y="9.544cm">
          <draw:image xlink:href="Pictures/10000201000001A400000320D6DB8707.png" xlink:type="simple" xlink:show="embed" xlink:actuate="onLoad">
            <text:p/>
          </draw:image>
        </draw:frame>
        <draw:frame draw:style-name="gr16" draw:text-style-name="P1" draw:layer="layout" svg:width="0.525cm" svg:height="0.525cm" svg:x="1.44cm" svg:y="8.831cm">
          <draw:image xlink:href="Pictures/1000020100000100000001009A0A6AD0.png" xlink:type="simple" xlink:show="embed" xlink:actuate="onLoad">
            <text:p/>
          </draw:image>
        </draw:frame>
        <draw:line draw:style-name="gr3" draw:text-style-name="P1" draw:layer="layout" svg:x1="1.818cm" svg:y1="9.375cm" svg:x2="4.318cm" svg:y2="9.375cm">
          <text:p/>
        </draw:line>
        <draw:frame draw:style-name="gr18" draw:text-style-name="P4" draw:layer="layout" svg:width="2.725cm" svg:height="0.962cm" svg:x="1.914cm" svg:y="8.883cm">
          <draw:text-box>
            <text:p><text:span text:style-name="T3">$temperature</text:span></text:p>
          </draw:text-box>
        </draw:frame>
        <draw:custom-shape draw:style-name="gr19" draw:text-style-name="P1" draw:layer="layout" svg:width="3.625cm" svg:height="3.625cm" svg:x="2.73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0" draw:text-style-name="P12" draw:layer="layout" svg:width="3.682cm" svg:height="0.489cm" draw:transform="rotate (1.5707963267949) translate (7.253cm 11.457cm)">
          <draw:text-box>
            <text:p text:style-name="P11"><text:span text:style-name="T6">V1.6 <text:s text:c="2"/>©</text:span><text:span text:style-name="T7"> Nicolas Marchildon 2013</text:span></text:p>
          </draw:text-box>
        </draw:frame>
        <draw:frame draw:style-name="gr21" draw:text-style-name="P13" draw:layer="layout" svg:width="5.581cm" svg:height="1.125cm" svg:x="1.674cm" svg:y="9.58cm">
          <draw:text-box>
            <text:p><text:span text:style-name="T8">$accords</text:span></text:p>
          </draw:text-box>
        </draw:frame>
        <draw:custom-shape draw:style-name="gr1" draw:text-style-name="P1" draw:layer="layout" svg:width="2.9cm" svg:height="2.9cm" svg:x="8.709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14" draw:layer="layout" svg:width="6.277cm" svg:height="0.607cm" svg:x="7.723cm" svg:y="2.125cm">
          <draw:text-box>
            <text:p><text:span text:style-name="T9">$nom</text:span></text:p>
          </draw:text-box>
        </draw:frame>
        <draw:line draw:style-name="gr3" draw:text-style-name="P1" draw:layer="layout" svg:x1="7.993cm" svg:y1="2.622cm" svg:x2="13.618cm" svg:y2="2.622cm">
          <text:p/>
        </draw:line>
        <draw:frame draw:style-name="gr23" draw:text-style-name="P3" draw:layer="layout" svg:width="6.265cm" svg:height="0.607cm" svg:x="7.735cm" svg:y="2.721cm">
          <draw:text-box>
            <text:p><text:span text:style-name="T2">$cepage</text:span></text:p>
          </draw:text-box>
        </draw:frame>
        <draw:line draw:style-name="gr3" draw:text-style-name="P1" draw:layer="layout" svg:x1="7.993cm" svg:y1="3.22cm" svg:x2="13.618cm" svg:y2="3.22cm">
          <text:p/>
        </draw:line>
        <draw:frame draw:style-name="gr24" draw:text-style-name="P4" draw:layer="layout" svg:width="3.139cm" svg:height="0.962cm" svg:x="7.743cm" svg:y="3.955cm">
          <draw:text-box>
            <text:p><text:span text:style-name="T3">$millesime</text:span></text:p>
          </draw:text-box>
        </draw:frame>
        <draw:line draw:style-name="gr3" draw:text-style-name="P1" draw:layer="layout" svg:x1="7.983cm" svg:y1="4.448cm" svg:x2="9.494cm" svg:y2="4.448cm">
          <text:p/>
        </draw:line>
        <draw:g>
          <draw:frame draw:style-name="gr7" draw:text-style-name="P5" draw:layer="layout" svg:width="1.239cm" svg:height="0.569cm" svg:x="7.724cm" svg:y="10.806cm">
            <draw:text-box>
              <text:p><text:span text:style-name="T4">Léger</text:span></text:p>
            </draw:text-box>
          </draw:frame>
          <draw:frame draw:style-name="gr8" draw:text-style-name="P5" draw:layer="layout" svg:width="1.277cm" svg:height="0.569cm" svg:x="12.591cm" svg:y="10.806cm">
            <draw:text-box>
              <text:p><text:span text:style-name="T4">Corsé</text:span></text:p>
            </draw:text-box>
          </draw:frame>
          <draw:line draw:style-name="gr9" draw:text-style-name="P1" draw:layer="layout" svg:x1="8.959cm" svg:y1="11.101cm" svg:x2="12.584cm" svg:y2="11.101cm">
            <text:p/>
          </draw:line>
          <draw:custom-shape draw:style-name="gr10" draw:text-style-name="P1" draw:layer="layout" svg:width="0.375cm" svg:height="0.375cm" svg:x="9.20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1.95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9.89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0.586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1.274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5" draw:text-style-name="P4" draw:layer="layout" svg:width="2.191cm" svg:height="0.962cm" svg:x="7.744cm" svg:y="3.327cm">
          <draw:text-box>
            <text:p><text:span text:style-name="T3">$pays</text:span></text:p>
          </draw:text-box>
        </draw:frame>
        <draw:line draw:style-name="gr3" draw:text-style-name="P1" draw:layer="layout" svg:x1="7.978cm" svg:y1="3.825cm" svg:x2="13.603cm" svg:y2="3.825cm">
          <text:p/>
        </draw:line>
        <draw:line draw:style-name="gr12" draw:text-style-name="P1" draw:layer="layout" svg:x1="9.725cm" svg:y1="5.07cm" svg:x2="11.975cm" svg:y2="5.07cm">
          <text:p/>
        </draw:line>
        <draw:frame draw:style-name="gr13" draw:text-style-name="P7" draw:layer="layout" svg:width="1.5cm" svg:height="3.095cm" svg:x="10.1cm" svg:y="4.695cm">
          <draw:text-box>
            <text:p text:style-name="P6"><text:span text:style-name="T5">Couper ici</text:span></text:p>
          </draw:text-box>
        </draw:frame>
        <draw:frame draw:style-name="gr14" draw:text-style-name="P8" draw:layer="layout" svg:width="1.192cm" svg:height="0.569cm" svg:x="8.017cm" svg:y="8.167cm">
          <draw:text-box>
            <text:p><text:span text:style-name="T4">Boire</text:span></text:p>
          </draw:text-box>
        </draw:frame>
        <draw:frame draw:style-name="gr15" draw:text-style-name="P4" draw:layer="layout" svg:width="1.535cm" svg:height="0.645cm" svg:x="8.945cm" svg:y="8.181cm">
          <draw:text-box>
            <text:p><text:span text:style-name="T3">$boire</text:span></text:p>
          </draw:text-box>
        </draw:frame>
        <draw:line draw:style-name="gr3" draw:text-style-name="P9" draw:layer="layout" svg:x1="9.07cm" svg:y1="8.677cm" svg:x2="11.6cm" svg:y2="8.677cm">
          <text:p/>
        </draw:line>
        <draw:frame draw:style-name="gr16" draw:text-style-name="P9" draw:layer="layout" svg:width="0.25cm" svg:height="0.5cm" svg:x="7.868cm" svg:y="8.191cm">
          <draw:image xlink:href="Pictures/20000007000012450000352F90BC1072.svm" xlink:type="simple" xlink:show="embed" xlink:actuate="onLoad">
            <text:p/>
          </draw:image>
        </draw:frame>
        <draw:frame draw:style-name="gr16" draw:text-style-name="P1" draw:layer="layout" svg:width="6.25cm" svg:height="0.945cm" svg:x="7.675cm" svg:y="7.257cm">
          <draw:image xlink:href="Pictures/1000000000000244000000588E53F682.jpg" xlink:type="simple" xlink:show="embed" xlink:actuate="onLoad">
            <text:p/>
          </draw:image>
        </draw:frame>
        <draw:frame draw:style-name="gr26" draw:text-style-name="P10" draw:layer="layout" svg:width="1.311cm" svg:height="0.645cm" svg:x="11.863cm" svg:y="8.182cm">
          <draw:text-box>
            <text:p><text:span text:style-name="T3">$prix</text:span></text:p>
          </draw:text-box>
        </draw:frame>
        <draw:line draw:style-name="gr3" draw:text-style-name="P9" draw:layer="layout" svg:x1="12.124cm" svg:y1="8.672cm" svg:x2="13.374cm" svg:y2="8.672cm">
          <text:p/>
        </draw:line>
        <draw:frame draw:style-name="gr16" draw:text-style-name="P1" draw:layer="layout" svg:width="0.25cm" svg:height="0.475cm" svg:x="7.864cm" svg:y="9.544cm">
          <draw:image xlink:href="Pictures/10000201000001A400000320D6DB8707.png" xlink:type="simple" xlink:show="embed" xlink:actuate="onLoad">
            <text:p/>
          </draw:image>
        </draw:frame>
        <draw:frame draw:style-name="gr16" draw:text-style-name="P1" draw:layer="layout" svg:width="0.525cm" svg:height="0.525cm" svg:x="7.74cm" svg:y="8.831cm">
          <draw:image xlink:href="Pictures/1000020100000100000001009A0A6AD0.png" xlink:type="simple" xlink:show="embed" xlink:actuate="onLoad">
            <text:p/>
          </draw:image>
        </draw:frame>
        <draw:line draw:style-name="gr3" draw:text-style-name="P1" draw:layer="layout" svg:x1="8.118cm" svg:y1="9.375cm" svg:x2="10.618cm" svg:y2="9.375cm">
          <text:p/>
        </draw:line>
        <draw:frame draw:style-name="gr18" draw:text-style-name="P4" draw:layer="layout" svg:width="2.725cm" svg:height="0.962cm" svg:x="8.214cm" svg:y="8.883cm">
          <draw:text-box>
            <text:p><text:span text:style-name="T3">$temperature</text:span></text:p>
          </draw:text-box>
        </draw:frame>
        <draw:custom-shape draw:style-name="gr19" draw:text-style-name="P1" draw:layer="layout" svg:width="3.625cm" svg:height="3.625cm" svg:x="9.03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3" draw:layer="layout" svg:width="5.581cm" svg:height="1.125cm" svg:x="7.974cm" svg:y="9.58cm">
          <draw:text-box>
            <text:p><text:span text:style-name="T8">$accords</text:span></text:p>
          </draw:text-box>
        </draw:frame>
        <draw:frame draw:style-name="gr20" draw:text-style-name="P12" draw:layer="layout" svg:width="3.682cm" svg:height="0.489cm" draw:transform="rotate (1.5707963267949) translate (13.654cm 11.457cm)">
          <draw:text-box>
            <text:p text:style-name="P11"><text:span text:style-name="T6">V1.6 <text:s text:c="2"/>©</text:span><text:span text:style-name="T7"> Nicolas Marchildon 2013</text:span></text:p>
          </draw:text-box>
        </draw:frame>
        <draw:custom-shape draw:style-name="gr1" draw:text-style-name="P1" draw:layer="layout" svg:width="2.9cm" svg:height="2.9cm" svg:x="15.109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4" draw:layer="layout" svg:width="6.252cm" svg:height="0.607cm" svg:x="14.123cm" svg:y="2.125cm">
          <draw:text-box>
            <text:p><text:span text:style-name="T9">$nom</text:span></text:p>
          </draw:text-box>
        </draw:frame>
        <draw:line draw:style-name="gr3" draw:text-style-name="P1" draw:layer="layout" svg:x1="14.393cm" svg:y1="2.622cm" svg:x2="20.018cm" svg:y2="2.622cm">
          <text:p/>
        </draw:line>
        <draw:frame draw:style-name="gr28" draw:text-style-name="P3" draw:layer="layout" svg:width="6.24cm" svg:height="0.607cm" svg:x="14.135cm" svg:y="2.721cm">
          <draw:text-box>
            <text:p><text:span text:style-name="T2">$cepage</text:span></text:p>
          </draw:text-box>
        </draw:frame>
        <draw:line draw:style-name="gr3" draw:text-style-name="P1" draw:layer="layout" svg:x1="14.393cm" svg:y1="3.22cm" svg:x2="20.018cm" svg:y2="3.22cm">
          <text:p/>
        </draw:line>
        <draw:frame draw:style-name="gr24" draw:text-style-name="P4" draw:layer="layout" svg:width="3.139cm" svg:height="0.962cm" svg:x="14.143cm" svg:y="3.955cm">
          <draw:text-box>
            <text:p><text:span text:style-name="T3">$millesime</text:span></text:p>
          </draw:text-box>
        </draw:frame>
        <draw:line draw:style-name="gr3" draw:text-style-name="P1" draw:layer="layout" svg:x1="14.383cm" svg:y1="4.448cm" svg:x2="15.894cm" svg:y2="4.448cm">
          <text:p/>
        </draw:line>
        <draw:g>
          <draw:frame draw:style-name="gr7" draw:text-style-name="P5" draw:layer="layout" svg:width="1.239cm" svg:height="0.569cm" svg:x="14.124cm" svg:y="10.806cm">
            <draw:text-box>
              <text:p><text:span text:style-name="T4">Léger</text:span></text:p>
            </draw:text-box>
          </draw:frame>
          <draw:frame draw:style-name="gr8" draw:text-style-name="P5" draw:layer="layout" svg:width="1.277cm" svg:height="0.569cm" svg:x="18.991cm" svg:y="10.806cm">
            <draw:text-box>
              <text:p><text:span text:style-name="T4">Corsé</text:span></text:p>
            </draw:text-box>
          </draw:frame>
          <draw:line draw:style-name="gr9" draw:text-style-name="P1" draw:layer="layout" svg:x1="15.359cm" svg:y1="11.101cm" svg:x2="18.984cm" svg:y2="11.101cm">
            <text:p/>
          </draw:line>
          <draw:custom-shape draw:style-name="gr10" draw:text-style-name="P1" draw:layer="layout" svg:width="0.375cm" svg:height="0.375cm" svg:x="15.60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8.35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6.29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6.986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7.674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5" draw:text-style-name="P4" draw:layer="layout" svg:width="2.191cm" svg:height="0.962cm" svg:x="14.144cm" svg:y="3.327cm">
          <draw:text-box>
            <text:p><text:span text:style-name="T3">$pays</text:span></text:p>
          </draw:text-box>
        </draw:frame>
        <draw:line draw:style-name="gr3" draw:text-style-name="P1" draw:layer="layout" svg:x1="14.378cm" svg:y1="3.825cm" svg:x2="20.003cm" svg:y2="3.825cm">
          <text:p/>
        </draw:line>
        <draw:line draw:style-name="gr12" draw:text-style-name="P1" draw:layer="layout" svg:x1="16.125cm" svg:y1="5.07cm" svg:x2="18.375cm" svg:y2="5.07cm">
          <text:p/>
        </draw:line>
        <draw:frame draw:style-name="gr13" draw:text-style-name="P7" draw:layer="layout" svg:width="1.5cm" svg:height="3.095cm" svg:x="16.5cm" svg:y="4.695cm">
          <draw:text-box>
            <text:p text:style-name="P6"><text:span text:style-name="T5">Couper ici</text:span></text:p>
          </draw:text-box>
        </draw:frame>
        <draw:frame draw:style-name="gr14" draw:text-style-name="P8" draw:layer="layout" svg:width="1.192cm" svg:height="0.569cm" svg:x="14.417cm" svg:y="8.167cm">
          <draw:text-box>
            <text:p><text:span text:style-name="T4">Boire</text:span></text:p>
          </draw:text-box>
        </draw:frame>
        <draw:frame draw:style-name="gr15" draw:text-style-name="P4" draw:layer="layout" svg:width="1.535cm" svg:height="0.645cm" svg:x="15.345cm" svg:y="8.181cm">
          <draw:text-box>
            <text:p><text:span text:style-name="T3">$boire</text:span></text:p>
          </draw:text-box>
        </draw:frame>
        <draw:line draw:style-name="gr3" draw:text-style-name="P9" draw:layer="layout" svg:x1="15.47cm" svg:y1="8.677cm" svg:x2="18cm" svg:y2="8.677cm">
          <text:p/>
        </draw:line>
        <draw:frame draw:style-name="gr16" draw:text-style-name="P9" draw:layer="layout" svg:width="0.25cm" svg:height="0.5cm" svg:x="14.268cm" svg:y="8.191cm">
          <draw:image xlink:href="Pictures/20000007000012450000352F90BC1072.svm" xlink:type="simple" xlink:show="embed" xlink:actuate="onLoad">
            <text:p/>
          </draw:image>
        </draw:frame>
        <draw:frame draw:style-name="gr16" draw:text-style-name="P1" draw:layer="layout" svg:width="6.25cm" svg:height="0.945cm" svg:x="14.075cm" svg:y="7.257cm">
          <draw:image xlink:href="Pictures/1000000000000244000000588E53F682.jpg" xlink:type="simple" xlink:show="embed" xlink:actuate="onLoad">
            <text:p/>
          </draw:image>
        </draw:frame>
        <draw:frame draw:style-name="gr26" draw:text-style-name="P10" draw:layer="layout" svg:width="1.311cm" svg:height="0.645cm" svg:x="18.263cm" svg:y="8.182cm">
          <draw:text-box>
            <text:p><text:span text:style-name="T3">$prix</text:span></text:p>
          </draw:text-box>
        </draw:frame>
        <draw:line draw:style-name="gr3" draw:text-style-name="P9" draw:layer="layout" svg:x1="18.524cm" svg:y1="8.672cm" svg:x2="19.774cm" svg:y2="8.672cm">
          <text:p/>
        </draw:line>
        <draw:frame draw:style-name="gr16" draw:text-style-name="P1" draw:layer="layout" svg:width="0.25cm" svg:height="0.475cm" svg:x="14.264cm" svg:y="9.544cm">
          <draw:image xlink:href="Pictures/10000201000001A400000320D6DB8707.png" xlink:type="simple" xlink:show="embed" xlink:actuate="onLoad">
            <text:p/>
          </draw:image>
        </draw:frame>
        <draw:frame draw:style-name="gr16" draw:text-style-name="P1" draw:layer="layout" svg:width="0.525cm" svg:height="0.525cm" svg:x="14.14cm" svg:y="8.831cm">
          <draw:image xlink:href="Pictures/1000020100000100000001009A0A6AD0.png" xlink:type="simple" xlink:show="embed" xlink:actuate="onLoad">
            <text:p/>
          </draw:image>
        </draw:frame>
        <draw:line draw:style-name="gr3" draw:text-style-name="P1" draw:layer="layout" svg:x1="14.518cm" svg:y1="9.375cm" svg:x2="17.018cm" svg:y2="9.375cm">
          <text:p/>
        </draw:line>
        <draw:frame draw:style-name="gr18" draw:text-style-name="P4" draw:layer="layout" svg:width="2.725cm" svg:height="0.962cm" svg:x="14.614cm" svg:y="8.883cm">
          <draw:text-box>
            <text:p><text:span text:style-name="T3">$temperature</text:span></text:p>
          </draw:text-box>
        </draw:frame>
        <draw:custom-shape draw:style-name="gr19" draw:text-style-name="P1" draw:layer="layout" svg:width="3.625cm" svg:height="3.625cm" svg:x="15.43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3" draw:layer="layout" svg:width="5.581cm" svg:height="1.125cm" svg:x="14.374cm" svg:y="9.58cm">
          <draw:text-box>
            <text:p><text:span text:style-name="T8">$accords</text:span></text:p>
          </draw:text-box>
        </draw:frame>
        <draw:frame draw:style-name="gr20" draw:text-style-name="P12" draw:layer="layout" svg:width="3.682cm" svg:height="0.489cm" draw:transform="rotate (1.5707963267949) translate (20.054cm 11.457cm)">
          <draw:text-box>
            <text:p text:style-name="P11"><text:span text:style-name="T6">V1.6 <text:s text:c="2"/>©</text:span><text:span text:style-name="T7"> Nicolas Marchildon 2013</text:span></text:p>
          </draw:text-box>
        </draw:frame>
        <draw:custom-shape draw:style-name="gr1" draw:text-style-name="P1" draw:layer="layout" svg:width="2.9cm" svg:height="2.9cm" svg:x="2.41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694cm" svg:y1="12.022cm" svg:x2="7.319cm" svg:y2="12.022cm">
          <text:p/>
        </draw:line>
        <draw:line draw:style-name="gr5" draw:text-style-name="P1" draw:layer="layout" svg:x1="20.909cm" svg:y1="20.825cm" svg:x2="1.31cm" svg:y2="20.825cm">
          <text:p/>
        </draw:line>
        <draw:line draw:style-name="gr3" draw:text-style-name="P1" draw:layer="layout" svg:x1="1.694cm" svg:y1="12.62cm" svg:x2="7.319cm" svg:y2="12.62cm">
          <text:p/>
        </draw:line>
        <draw:frame draw:style-name="gr24" draw:text-style-name="P4" draw:layer="layout" svg:width="3.139cm" svg:height="0.962cm" svg:x="1.444cm" svg:y="13.355cm">
          <draw:text-box>
            <text:p><text:span text:style-name="T3">$millesime</text:span></text:p>
          </draw:text-box>
        </draw:frame>
        <draw:line draw:style-name="gr3" draw:text-style-name="P1" draw:layer="layout" svg:x1="1.684cm" svg:y1="13.848cm" svg:x2="3.195cm" svg:y2="13.848cm">
          <text:p/>
        </draw:line>
        <draw:g>
          <draw:frame draw:style-name="gr7" draw:text-style-name="P5" draw:layer="layout" svg:width="1.239cm" svg:height="0.569cm" svg:x="1.425cm" svg:y="20.206cm">
            <draw:text-box>
              <text:p><text:span text:style-name="T4">Léger</text:span></text:p>
            </draw:text-box>
          </draw:frame>
          <draw:frame draw:style-name="gr8" draw:text-style-name="P5" draw:layer="layout" svg:width="1.277cm" svg:height="0.569cm" svg:x="6.292cm" svg:y="20.206cm">
            <draw:text-box>
              <text:p><text:span text:style-name="T4">Corsé</text:span></text:p>
            </draw:text-box>
          </draw:frame>
          <draw:line draw:style-name="gr9" draw:text-style-name="P1" draw:layer="layout" svg:x1="2.66cm" svg:y1="20.501cm" svg:x2="6.285cm" svg:y2="20.501cm">
            <text:p/>
          </draw:line>
          <draw:custom-shape draw:style-name="gr10" draw:text-style-name="P1" draw:layer="layout" svg:width="0.375cm" svg:height="0.375cm" svg:x="2.91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5.66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3.598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4.287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4.975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 draw:text-style-name="P1" draw:layer="layout" svg:x1="1.679cm" svg:y1="13.225cm" svg:x2="7.304cm" svg:y2="13.225cm">
          <text:p/>
        </draw:line>
        <draw:line draw:style-name="gr12" draw:text-style-name="P1" draw:layer="layout" svg:x1="3.426cm" svg:y1="14.47cm" svg:x2="5.676cm" svg:y2="14.47cm">
          <text:p/>
        </draw:line>
        <draw:frame draw:style-name="gr13" draw:text-style-name="P7" draw:layer="layout" svg:width="1.5cm" svg:height="3.095cm" svg:x="3.801cm" svg:y="14.095cm">
          <draw:text-box>
            <text:p text:style-name="P6"><text:span text:style-name="T5">Couper ici</text:span></text:p>
          </draw:text-box>
        </draw:frame>
        <draw:frame draw:style-name="gr14" draw:text-style-name="P8" draw:layer="layout" svg:width="1.192cm" svg:height="0.569cm" svg:x="1.718cm" svg:y="17.567cm">
          <draw:text-box>
            <text:p><text:span text:style-name="T4">Boire</text:span></text:p>
          </draw:text-box>
        </draw:frame>
        <draw:frame draw:style-name="gr15" draw:text-style-name="P4" draw:layer="layout" svg:width="1.535cm" svg:height="0.645cm" svg:x="2.646cm" svg:y="17.581cm">
          <draw:text-box>
            <text:p><text:span text:style-name="T3">$boire</text:span></text:p>
          </draw:text-box>
        </draw:frame>
        <draw:line draw:style-name="gr3" draw:text-style-name="P9" draw:layer="layout" svg:x1="2.771cm" svg:y1="18.077cm" svg:x2="5.301cm" svg:y2="18.077cm">
          <text:p/>
        </draw:line>
        <draw:frame draw:style-name="gr16" draw:text-style-name="P9" draw:layer="layout" svg:width="0.25cm" svg:height="0.5cm" svg:x="1.569cm" svg:y="17.591cm">
          <draw:image xlink:href="Pictures/20000007000012450000352F90BC1072.svm" xlink:type="simple" xlink:show="embed" xlink:actuate="onLoad">
            <text:p/>
          </draw:image>
        </draw:frame>
        <draw:frame draw:style-name="gr16" draw:text-style-name="P1" draw:layer="layout" svg:width="6.25cm" svg:height="0.945cm" svg:x="1.376cm" svg:y="16.657cm">
          <draw:image xlink:href="Pictures/1000000000000244000000588E53F682.jpg" xlink:type="simple" xlink:show="embed" xlink:actuate="onLoad">
            <text:p/>
          </draw:image>
        </draw:frame>
        <draw:frame draw:style-name="gr29" draw:text-style-name="P10" draw:layer="layout" svg:width="1.311cm" svg:height="0.645cm" svg:x="5.564cm" svg:y="17.582cm">
          <draw:text-box>
            <text:p><text:span text:style-name="T3">$prix</text:span></text:p>
          </draw:text-box>
        </draw:frame>
        <draw:line draw:style-name="gr3" draw:text-style-name="P9" draw:layer="layout" svg:x1="5.825cm" svg:y1="18.072cm" svg:x2="7.075cm" svg:y2="18.072cm">
          <text:p/>
        </draw:line>
        <draw:frame draw:style-name="gr16" draw:text-style-name="P1" draw:layer="layout" svg:width="0.25cm" svg:height="0.475cm" svg:x="1.565cm" svg:y="18.944cm">
          <draw:image xlink:href="Pictures/10000201000001A400000320D6DB8707.png" xlink:type="simple" xlink:show="embed" xlink:actuate="onLoad">
            <text:p/>
          </draw:image>
        </draw:frame>
        <draw:frame draw:style-name="gr16" draw:text-style-name="P1" draw:layer="layout" svg:width="0.525cm" svg:height="0.525cm" svg:x="1.441cm" svg:y="18.231cm">
          <draw:image xlink:href="Pictures/1000020100000100000001009A0A6AD0.png" xlink:type="simple" xlink:show="embed" xlink:actuate="onLoad">
            <text:p/>
          </draw:image>
        </draw:frame>
        <draw:line draw:style-name="gr3" draw:text-style-name="P1" draw:layer="layout" svg:x1="1.819cm" svg:y1="18.775cm" svg:x2="4.319cm" svg:y2="18.775cm">
          <text:p/>
        </draw:line>
        <draw:frame draw:style-name="gr18" draw:text-style-name="P4" draw:layer="layout" svg:width="2.725cm" svg:height="0.962cm" svg:x="1.915cm" svg:y="18.283cm">
          <draw:text-box>
            <text:p><text:span text:style-name="T3">$temperature</text:span></text:p>
          </draw:text-box>
        </draw:frame>
        <draw:custom-shape draw:style-name="gr19" draw:text-style-name="P1" draw:layer="layout" svg:width="3.625cm" svg:height="3.625cm" svg:x="2.739cm" svg:y="13.2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0" draw:text-style-name="P12" draw:layer="layout" svg:width="3.682cm" svg:height="0.489cm" draw:transform="rotate (1.5707963267949) translate (7.254cm 20.857cm)">
          <draw:text-box>
            <text:p text:style-name="P11"><text:span text:style-name="T6">V1.6 <text:s text:c="2"/>©</text:span><text:span text:style-name="T7"> Nicolas Marchildon 2013</text:span></text:p>
          </draw:text-box>
        </draw:frame>
        <draw:frame draw:style-name="gr21" draw:text-style-name="P13" draw:layer="layout" svg:width="5.581cm" svg:height="1.125cm" svg:x="1.675cm" svg:y="18.98cm">
          <draw:text-box>
            <text:p><text:span text:style-name="T8">$accords</text:span></text:p>
          </draw:text-box>
        </draw:frame>
        <draw:custom-shape draw:style-name="gr1" draw:text-style-name="P1" draw:layer="layout" svg:width="2.9cm" svg:height="2.9cm" svg:x="8.71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7.994cm" svg:y1="12.022cm" svg:x2="13.619cm" svg:y2="12.022cm">
          <text:p/>
        </draw:line>
        <draw:line draw:style-name="gr3" draw:text-style-name="P1" draw:layer="layout" svg:x1="7.994cm" svg:y1="12.62cm" svg:x2="13.619cm" svg:y2="12.62cm">
          <text:p/>
        </draw:line>
        <draw:frame draw:style-name="gr24" draw:text-style-name="P4" draw:layer="layout" svg:width="3.139cm" svg:height="0.962cm" svg:x="7.744cm" svg:y="13.355cm">
          <draw:text-box>
            <text:p><text:span text:style-name="T3">$millesime</text:span></text:p>
          </draw:text-box>
        </draw:frame>
        <draw:line draw:style-name="gr3" draw:text-style-name="P1" draw:layer="layout" svg:x1="7.984cm" svg:y1="13.848cm" svg:x2="9.495cm" svg:y2="13.848cm">
          <text:p/>
        </draw:line>
        <draw:g>
          <draw:frame draw:style-name="gr7" draw:text-style-name="P5" draw:layer="layout" svg:width="1.239cm" svg:height="0.569cm" svg:x="7.725cm" svg:y="20.206cm">
            <draw:text-box>
              <text:p><text:span text:style-name="T4">Léger</text:span></text:p>
            </draw:text-box>
          </draw:frame>
          <draw:frame draw:style-name="gr8" draw:text-style-name="P5" draw:layer="layout" svg:width="1.277cm" svg:height="0.569cm" svg:x="12.592cm" svg:y="20.206cm">
            <draw:text-box>
              <text:p><text:span text:style-name="T4">Corsé</text:span></text:p>
            </draw:text-box>
          </draw:frame>
          <draw:line draw:style-name="gr9" draw:text-style-name="P1" draw:layer="layout" svg:x1="8.96cm" svg:y1="20.501cm" svg:x2="12.585cm" svg:y2="20.501cm">
            <text:p/>
          </draw:line>
          <draw:custom-shape draw:style-name="gr10" draw:text-style-name="P1" draw:layer="layout" svg:width="0.375cm" svg:height="0.375cm" svg:x="9.21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1.96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9.898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0.587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1.275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 draw:text-style-name="P1" draw:layer="layout" svg:x1="7.979cm" svg:y1="13.225cm" svg:x2="13.604cm" svg:y2="13.225cm">
          <text:p/>
        </draw:line>
        <draw:line draw:style-name="gr12" draw:text-style-name="P1" draw:layer="layout" svg:x1="9.726cm" svg:y1="14.47cm" svg:x2="11.976cm" svg:y2="14.47cm">
          <text:p/>
        </draw:line>
        <draw:frame draw:style-name="gr13" draw:text-style-name="P7" draw:layer="layout" svg:width="1.5cm" svg:height="3.095cm" svg:x="10.101cm" svg:y="14.095cm">
          <draw:text-box>
            <text:p text:style-name="P6"><text:span text:style-name="T5">Couper ici</text:span></text:p>
          </draw:text-box>
        </draw:frame>
        <draw:frame draw:style-name="gr14" draw:text-style-name="P8" draw:layer="layout" svg:width="1.192cm" svg:height="0.569cm" svg:x="8.018cm" svg:y="17.567cm">
          <draw:text-box>
            <text:p><text:span text:style-name="T4">Boire</text:span></text:p>
          </draw:text-box>
        </draw:frame>
        <draw:frame draw:style-name="gr15" draw:text-style-name="P4" draw:layer="layout" svg:width="1.535cm" svg:height="0.645cm" svg:x="8.946cm" svg:y="17.581cm">
          <draw:text-box>
            <text:p><text:span text:style-name="T3">$boire</text:span></text:p>
          </draw:text-box>
        </draw:frame>
        <draw:line draw:style-name="gr3" draw:text-style-name="P9" draw:layer="layout" svg:x1="9.071cm" svg:y1="18.077cm" svg:x2="11.601cm" svg:y2="18.077cm">
          <text:p/>
        </draw:line>
        <draw:frame draw:style-name="gr16" draw:text-style-name="P9" draw:layer="layout" svg:width="0.25cm" svg:height="0.5cm" svg:x="7.869cm" svg:y="17.591cm">
          <draw:image xlink:href="Pictures/20000007000012450000352F90BC1072.svm" xlink:type="simple" xlink:show="embed" xlink:actuate="onLoad">
            <text:p/>
          </draw:image>
        </draw:frame>
        <draw:frame draw:style-name="gr16" draw:text-style-name="P1" draw:layer="layout" svg:width="6.25cm" svg:height="0.945cm" svg:x="7.676cm" svg:y="16.657cm">
          <draw:image xlink:href="Pictures/1000000000000244000000588E53F682.jpg" xlink:type="simple" xlink:show="embed" xlink:actuate="onLoad">
            <text:p/>
          </draw:image>
        </draw:frame>
        <draw:frame draw:style-name="gr26" draw:text-style-name="P10" draw:layer="layout" svg:width="1.311cm" svg:height="0.645cm" svg:x="11.864cm" svg:y="17.582cm">
          <draw:text-box>
            <text:p><text:span text:style-name="T3">$prix</text:span></text:p>
          </draw:text-box>
        </draw:frame>
        <draw:line draw:style-name="gr3" draw:text-style-name="P9" draw:layer="layout" svg:x1="12.125cm" svg:y1="18.072cm" svg:x2="13.375cm" svg:y2="18.072cm">
          <text:p/>
        </draw:line>
        <draw:frame draw:style-name="gr16" draw:text-style-name="P1" draw:layer="layout" svg:width="0.25cm" svg:height="0.475cm" svg:x="7.865cm" svg:y="18.944cm">
          <draw:image xlink:href="Pictures/10000201000001A400000320D6DB8707.png" xlink:type="simple" xlink:show="embed" xlink:actuate="onLoad">
            <text:p/>
          </draw:image>
        </draw:frame>
        <draw:frame draw:style-name="gr16" draw:text-style-name="P1" draw:layer="layout" svg:width="0.525cm" svg:height="0.525cm" svg:x="7.741cm" svg:y="18.231cm">
          <draw:image xlink:href="Pictures/1000020100000100000001009A0A6AD0.png" xlink:type="simple" xlink:show="embed" xlink:actuate="onLoad">
            <text:p/>
          </draw:image>
        </draw:frame>
        <draw:line draw:style-name="gr3" draw:text-style-name="P1" draw:layer="layout" svg:x1="8.119cm" svg:y1="18.775cm" svg:x2="10.619cm" svg:y2="18.775cm">
          <text:p/>
        </draw:line>
        <draw:frame draw:style-name="gr18" draw:text-style-name="P4" draw:layer="layout" svg:width="2.725cm" svg:height="0.962cm" svg:x="8.215cm" svg:y="18.283cm">
          <draw:text-box>
            <text:p><text:span text:style-name="T3">$temperature</text:span></text:p>
          </draw:text-box>
        </draw:frame>
        <draw:custom-shape draw:style-name="gr19" draw:text-style-name="P1" draw:layer="layout" svg:width="3.625cm" svg:height="3.625cm" svg:x="9.039cm" svg:y="13.2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3" draw:layer="layout" svg:width="5.581cm" svg:height="1.125cm" svg:x="7.975cm" svg:y="18.98cm">
          <draw:text-box>
            <text:p><text:span text:style-name="T8">$accords</text:span></text:p>
          </draw:text-box>
        </draw:frame>
        <draw:frame draw:style-name="gr20" draw:text-style-name="P12" draw:layer="layout" svg:width="3.682cm" svg:height="0.489cm" draw:transform="rotate (1.5707963267949) translate (13.655cm 20.857cm)">
          <draw:text-box>
            <text:p text:style-name="P11"><text:span text:style-name="T6">V1.6 <text:s text:c="2"/>©</text:span><text:span text:style-name="T7"> Nicolas Marchildon 2013</text:span></text:p>
          </draw:text-box>
        </draw:frame>
        <draw:custom-shape draw:style-name="gr1" draw:text-style-name="P1" draw:layer="layout" svg:width="2.9cm" svg:height="2.9cm" svg:x="15.11cm" svg:y="15.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4.394cm" svg:y1="12.022cm" svg:x2="20.019cm" svg:y2="12.022cm">
          <text:p/>
        </draw:line>
        <draw:line draw:style-name="gr3" draw:text-style-name="P1" draw:layer="layout" svg:x1="14.394cm" svg:y1="12.62cm" svg:x2="20.019cm" svg:y2="12.62cm">
          <text:p/>
        </draw:line>
        <draw:frame draw:style-name="gr24" draw:text-style-name="P4" draw:layer="layout" svg:width="3.139cm" svg:height="0.962cm" svg:x="14.144cm" svg:y="13.355cm">
          <draw:text-box>
            <text:p><text:span text:style-name="T3">$millesime</text:span></text:p>
          </draw:text-box>
        </draw:frame>
        <draw:line draw:style-name="gr3" draw:text-style-name="P1" draw:layer="layout" svg:x1="14.384cm" svg:y1="13.848cm" svg:x2="15.895cm" svg:y2="13.848cm">
          <text:p/>
        </draw:line>
        <draw:g>
          <draw:frame draw:style-name="gr7" draw:text-style-name="P5" draw:layer="layout" svg:width="1.239cm" svg:height="0.569cm" svg:x="14.125cm" svg:y="20.206cm">
            <draw:text-box>
              <text:p><text:span text:style-name="T4">Léger</text:span></text:p>
            </draw:text-box>
          </draw:frame>
          <draw:frame draw:style-name="gr8" draw:text-style-name="P5" draw:layer="layout" svg:width="1.277cm" svg:height="0.569cm" svg:x="18.992cm" svg:y="20.206cm">
            <draw:text-box>
              <text:p><text:span text:style-name="T4">Corsé</text:span></text:p>
            </draw:text-box>
          </draw:frame>
          <draw:line draw:style-name="gr9" draw:text-style-name="P1" draw:layer="layout" svg:x1="15.36cm" svg:y1="20.501cm" svg:x2="18.985cm" svg:y2="20.501cm">
            <text:p/>
          </draw:line>
          <draw:custom-shape draw:style-name="gr10" draw:text-style-name="P1" draw:layer="layout" svg:width="0.375cm" svg:height="0.375cm" svg:x="15.61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8.36cm" svg:y="20.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6.298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6.987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7.675cm" svg:y="20.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 draw:text-style-name="P1" draw:layer="layout" svg:x1="14.379cm" svg:y1="13.225cm" svg:x2="20.004cm" svg:y2="13.225cm">
          <text:p/>
        </draw:line>
        <draw:line draw:style-name="gr12" draw:text-style-name="P1" draw:layer="layout" svg:x1="16.126cm" svg:y1="14.47cm" svg:x2="18.376cm" svg:y2="14.47cm">
          <text:p/>
        </draw:line>
        <draw:frame draw:style-name="gr13" draw:text-style-name="P7" draw:layer="layout" svg:width="1.5cm" svg:height="3.095cm" svg:x="16.501cm" svg:y="14.095cm">
          <draw:text-box>
            <text:p text:style-name="P6"><text:span text:style-name="T5">Couper ici</text:span></text:p>
          </draw:text-box>
        </draw:frame>
        <draw:frame draw:style-name="gr14" draw:text-style-name="P8" draw:layer="layout" svg:width="1.192cm" svg:height="0.569cm" svg:x="14.418cm" svg:y="17.567cm">
          <draw:text-box>
            <text:p><text:span text:style-name="T4">Boire</text:span></text:p>
          </draw:text-box>
        </draw:frame>
        <draw:frame draw:style-name="gr15" draw:text-style-name="P4" draw:layer="layout" svg:width="1.535cm" svg:height="0.645cm" svg:x="15.346cm" svg:y="17.581cm">
          <draw:text-box>
            <text:p><text:span text:style-name="T3">$boire</text:span></text:p>
          </draw:text-box>
        </draw:frame>
        <draw:line draw:style-name="gr3" draw:text-style-name="P9" draw:layer="layout" svg:x1="15.471cm" svg:y1="18.077cm" svg:x2="18.001cm" svg:y2="18.077cm">
          <text:p/>
        </draw:line>
        <draw:frame draw:style-name="gr16" draw:text-style-name="P9" draw:layer="layout" svg:width="0.25cm" svg:height="0.5cm" svg:x="14.269cm" svg:y="17.591cm">
          <draw:image xlink:href="Pictures/20000007000012450000352F90BC1072.svm" xlink:type="simple" xlink:show="embed" xlink:actuate="onLoad">
            <text:p/>
          </draw:image>
        </draw:frame>
        <draw:frame draw:style-name="gr16" draw:text-style-name="P1" draw:layer="layout" svg:width="6.25cm" svg:height="0.945cm" svg:x="14.076cm" svg:y="16.657cm">
          <draw:image xlink:href="Pictures/1000000000000244000000588E53F682.jpg" xlink:type="simple" xlink:show="embed" xlink:actuate="onLoad">
            <text:p/>
          </draw:image>
        </draw:frame>
        <draw:frame draw:style-name="gr26" draw:text-style-name="P10" draw:layer="layout" svg:width="1.311cm" svg:height="0.645cm" svg:x="18.264cm" svg:y="17.582cm">
          <draw:text-box>
            <text:p><text:span text:style-name="T3">$prix</text:span></text:p>
          </draw:text-box>
        </draw:frame>
        <draw:line draw:style-name="gr3" draw:text-style-name="P9" draw:layer="layout" svg:x1="18.525cm" svg:y1="18.072cm" svg:x2="19.775cm" svg:y2="18.072cm">
          <text:p/>
        </draw:line>
        <draw:frame draw:style-name="gr16" draw:text-style-name="P1" draw:layer="layout" svg:width="0.25cm" svg:height="0.475cm" svg:x="14.265cm" svg:y="18.944cm">
          <draw:image xlink:href="Pictures/10000201000001A400000320D6DB8707.png" xlink:type="simple" xlink:show="embed" xlink:actuate="onLoad">
            <text:p/>
          </draw:image>
        </draw:frame>
        <draw:frame draw:style-name="gr16" draw:text-style-name="P1" draw:layer="layout" svg:width="0.525cm" svg:height="0.525cm" svg:x="14.141cm" svg:y="18.231cm">
          <draw:image xlink:href="Pictures/1000020100000100000001009A0A6AD0.png" xlink:type="simple" xlink:show="embed" xlink:actuate="onLoad">
            <text:p/>
          </draw:image>
        </draw:frame>
        <draw:line draw:style-name="gr3" draw:text-style-name="P1" draw:layer="layout" svg:x1="14.519cm" svg:y1="18.775cm" svg:x2="17.019cm" svg:y2="18.775cm">
          <text:p/>
        </draw:line>
        <draw:frame draw:style-name="gr18" draw:text-style-name="P4" draw:layer="layout" svg:width="2.725cm" svg:height="0.962cm" svg:x="14.615cm" svg:y="18.283cm">
          <draw:text-box>
            <text:p><text:span text:style-name="T3">$temperature</text:span></text:p>
          </draw:text-box>
        </draw:frame>
        <draw:custom-shape draw:style-name="gr19" draw:text-style-name="P1" draw:layer="layout" svg:width="3.625cm" svg:height="3.625cm" svg:x="15.439cm" svg:y="13.2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3" draw:layer="layout" svg:width="5.581cm" svg:height="1.125cm" svg:x="14.375cm" svg:y="18.98cm">
          <draw:text-box>
            <text:p><text:span text:style-name="T8">$accords</text:span></text:p>
          </draw:text-box>
        </draw:frame>
        <draw:frame draw:style-name="gr20" draw:text-style-name="P12" draw:layer="layout" svg:width="3.682cm" svg:height="0.489cm" draw:transform="rotate (1.5707963267949) translate (20.055cm 20.857cm)">
          <draw:text-box>
            <text:p text:style-name="P11"><text:span text:style-name="T6">V1.6 <text:s text:c="2"/>©</text:span><text:span text:style-name="T7"> Nicolas Marchildon 2013</text:span></text:p>
          </draw:text-box>
        </draw:frame>
        <draw:custom-shape draw:style-name="gr1" draw:text-style-name="P1" draw:layer="layout" svg:width="2.9cm" svg:height="2.9cm" svg:x="2.411cm" svg:y="2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695cm" svg:y1="21.422cm" svg:x2="7.32cm" svg:y2="21.422cm">
          <text:p/>
        </draw:line>
        <draw:line draw:style-name="gr5" draw:text-style-name="P1" draw:layer="layout" svg:x1="20.91cm" svg:y1="30.225cm" svg:x2="1.311cm" svg:y2="30.225cm">
          <text:p/>
        </draw:line>
        <draw:line draw:style-name="gr3" draw:text-style-name="P1" draw:layer="layout" svg:x1="1.695cm" svg:y1="22.02cm" svg:x2="7.32cm" svg:y2="22.02cm">
          <text:p/>
        </draw:line>
        <draw:frame draw:style-name="gr24" draw:text-style-name="P4" draw:layer="layout" svg:width="3.139cm" svg:height="0.962cm" svg:x="1.445cm" svg:y="22.755cm">
          <draw:text-box>
            <text:p><text:span text:style-name="T3">$millesime</text:span></text:p>
          </draw:text-box>
        </draw:frame>
        <draw:line draw:style-name="gr3" draw:text-style-name="P1" draw:layer="layout" svg:x1="1.685cm" svg:y1="23.248cm" svg:x2="3.196cm" svg:y2="23.248cm">
          <text:p/>
        </draw:line>
        <draw:g>
          <draw:frame draw:style-name="gr7" draw:text-style-name="P5" draw:layer="layout" svg:width="1.239cm" svg:height="0.569cm" svg:x="1.426cm" svg:y="29.606cm">
            <draw:text-box>
              <text:p><text:span text:style-name="T4">Léger</text:span></text:p>
            </draw:text-box>
          </draw:frame>
          <draw:frame draw:style-name="gr8" draw:text-style-name="P5" draw:layer="layout" svg:width="1.277cm" svg:height="0.569cm" svg:x="6.293cm" svg:y="29.606cm">
            <draw:text-box>
              <text:p><text:span text:style-name="T4">Corsé</text:span></text:p>
            </draw:text-box>
          </draw:frame>
          <draw:line draw:style-name="gr9" draw:text-style-name="P1" draw:layer="layout" svg:x1="2.661cm" svg:y1="29.901cm" svg:x2="6.286cm" svg:y2="29.901cm">
            <text:p/>
          </draw:line>
          <draw:custom-shape draw:style-name="gr10" draw:text-style-name="P1" draw:layer="layout" svg:width="0.375cm" svg:height="0.375cm" svg:x="2.91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5.66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3.599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4.288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4.976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 draw:text-style-name="P1" draw:layer="layout" svg:x1="1.68cm" svg:y1="22.625cm" svg:x2="7.305cm" svg:y2="22.625cm">
          <text:p/>
        </draw:line>
        <draw:line draw:style-name="gr12" draw:text-style-name="P1" draw:layer="layout" svg:x1="3.427cm" svg:y1="23.87cm" svg:x2="5.677cm" svg:y2="23.87cm">
          <text:p/>
        </draw:line>
        <draw:frame draw:style-name="gr13" draw:text-style-name="P7" draw:layer="layout" svg:width="1.5cm" svg:height="3.095cm" svg:x="3.802cm" svg:y="23.495cm">
          <draw:text-box>
            <text:p text:style-name="P6"><text:span text:style-name="T5">Couper ici</text:span></text:p>
          </draw:text-box>
        </draw:frame>
        <draw:frame draw:style-name="gr14" draw:text-style-name="P8" draw:layer="layout" svg:width="1.192cm" svg:height="0.569cm" svg:x="1.719cm" svg:y="26.967cm">
          <draw:text-box>
            <text:p><text:span text:style-name="T4">Boire</text:span></text:p>
          </draw:text-box>
        </draw:frame>
        <draw:frame draw:style-name="gr15" draw:text-style-name="P4" draw:layer="layout" svg:width="1.535cm" svg:height="0.645cm" svg:x="2.647cm" svg:y="26.981cm">
          <draw:text-box>
            <text:p><text:span text:style-name="T3">$boire</text:span></text:p>
          </draw:text-box>
        </draw:frame>
        <draw:line draw:style-name="gr3" draw:text-style-name="P9" draw:layer="layout" svg:x1="2.772cm" svg:y1="27.477cm" svg:x2="5.302cm" svg:y2="27.477cm">
          <text:p/>
        </draw:line>
        <draw:frame draw:style-name="gr16" draw:text-style-name="P9" draw:layer="layout" svg:width="0.25cm" svg:height="0.5cm" svg:x="1.57cm" svg:y="26.991cm">
          <draw:image xlink:href="Pictures/20000007000012450000352F90BC1072.svm" xlink:type="simple" xlink:show="embed" xlink:actuate="onLoad">
            <text:p/>
          </draw:image>
        </draw:frame>
        <draw:frame draw:style-name="gr16" draw:text-style-name="P1" draw:layer="layout" svg:width="6.25cm" svg:height="0.945cm" svg:x="1.377cm" svg:y="26.057cm">
          <draw:image xlink:href="Pictures/1000000000000244000000588E53F682.jpg" xlink:type="simple" xlink:show="embed" xlink:actuate="onLoad">
            <text:p/>
          </draw:image>
        </draw:frame>
        <draw:frame draw:style-name="gr26" draw:text-style-name="P10" draw:layer="layout" svg:width="1.311cm" svg:height="0.645cm" svg:x="5.565cm" svg:y="26.982cm">
          <draw:text-box>
            <text:p><text:span text:style-name="T3">$prix</text:span></text:p>
          </draw:text-box>
        </draw:frame>
        <draw:line draw:style-name="gr3" draw:text-style-name="P9" draw:layer="layout" svg:x1="5.826cm" svg:y1="27.472cm" svg:x2="7.076cm" svg:y2="27.472cm">
          <text:p/>
        </draw:line>
        <draw:frame draw:style-name="gr16" draw:text-style-name="P1" draw:layer="layout" svg:width="0.25cm" svg:height="0.475cm" svg:x="1.566cm" svg:y="28.344cm">
          <draw:image xlink:href="Pictures/10000201000001A400000320D6DB8707.png" xlink:type="simple" xlink:show="embed" xlink:actuate="onLoad">
            <text:p/>
          </draw:image>
        </draw:frame>
        <draw:frame draw:style-name="gr16" draw:text-style-name="P1" draw:layer="layout" svg:width="0.525cm" svg:height="0.525cm" svg:x="1.442cm" svg:y="27.631cm">
          <draw:image xlink:href="Pictures/1000020100000100000001009A0A6AD0.png" xlink:type="simple" xlink:show="embed" xlink:actuate="onLoad">
            <text:p/>
          </draw:image>
        </draw:frame>
        <draw:line draw:style-name="gr3" draw:text-style-name="P1" draw:layer="layout" svg:x1="1.82cm" svg:y1="28.175cm" svg:x2="4.32cm" svg:y2="28.175cm">
          <text:p/>
        </draw:line>
        <draw:frame draw:style-name="gr18" draw:text-style-name="P4" draw:layer="layout" svg:width="2.725cm" svg:height="0.962cm" svg:x="1.916cm" svg:y="27.683cm">
          <draw:text-box>
            <text:p><text:span text:style-name="T3">$temperature</text:span></text:p>
          </draw:text-box>
        </draw:frame>
        <draw:custom-shape draw:style-name="gr19" draw:text-style-name="P1" draw:layer="layout" svg:width="3.625cm" svg:height="3.625cm" svg:x="2.74cm" svg:y="22.6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0" draw:text-style-name="P12" draw:layer="layout" svg:width="3.682cm" svg:height="0.489cm" draw:transform="rotate (1.5707963267949) translate (7.255cm 30.257cm)">
          <draw:text-box>
            <text:p text:style-name="P11"><text:span text:style-name="T6">V1.6 <text:s text:c="2"/>©</text:span><text:span text:style-name="T7"> Nicolas Marchildon 2013</text:span></text:p>
          </draw:text-box>
        </draw:frame>
        <draw:frame draw:style-name="gr21" draw:text-style-name="P13" draw:layer="layout" svg:width="5.581cm" svg:height="1.125cm" svg:x="1.676cm" svg:y="28.38cm">
          <draw:text-box>
            <text:p><text:span text:style-name="T8">$accords</text:span></text:p>
          </draw:text-box>
        </draw:frame>
        <draw:custom-shape draw:style-name="gr1" draw:text-style-name="P1" draw:layer="layout" svg:width="2.9cm" svg:height="2.9cm" svg:x="8.711cm" svg:y="2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7.995cm" svg:y1="21.422cm" svg:x2="13.62cm" svg:y2="21.422cm">
          <text:p/>
        </draw:line>
        <draw:line draw:style-name="gr3" draw:text-style-name="P1" draw:layer="layout" svg:x1="7.995cm" svg:y1="22.02cm" svg:x2="13.62cm" svg:y2="22.02cm">
          <text:p/>
        </draw:line>
        <draw:frame draw:style-name="gr24" draw:text-style-name="P4" draw:layer="layout" svg:width="3.139cm" svg:height="0.962cm" svg:x="7.745cm" svg:y="22.755cm">
          <draw:text-box>
            <text:p><text:span text:style-name="T3">$millesime</text:span></text:p>
          </draw:text-box>
        </draw:frame>
        <draw:line draw:style-name="gr3" draw:text-style-name="P1" draw:layer="layout" svg:x1="7.985cm" svg:y1="23.248cm" svg:x2="9.496cm" svg:y2="23.248cm">
          <text:p/>
        </draw:line>
        <draw:g>
          <draw:frame draw:style-name="gr7" draw:text-style-name="P5" draw:layer="layout" svg:width="1.239cm" svg:height="0.569cm" svg:x="7.726cm" svg:y="29.606cm">
            <draw:text-box>
              <text:p><text:span text:style-name="T4">Léger</text:span></text:p>
            </draw:text-box>
          </draw:frame>
          <draw:frame draw:style-name="gr8" draw:text-style-name="P5" draw:layer="layout" svg:width="1.277cm" svg:height="0.569cm" svg:x="12.593cm" svg:y="29.606cm">
            <draw:text-box>
              <text:p><text:span text:style-name="T4">Corsé</text:span></text:p>
            </draw:text-box>
          </draw:frame>
          <draw:line draw:style-name="gr9" draw:text-style-name="P1" draw:layer="layout" svg:x1="8.961cm" svg:y1="29.901cm" svg:x2="12.586cm" svg:y2="29.901cm">
            <text:p/>
          </draw:line>
          <draw:custom-shape draw:style-name="gr10" draw:text-style-name="P1" draw:layer="layout" svg:width="0.375cm" svg:height="0.375cm" svg:x="9.21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1.96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9.899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0.588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1.276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 draw:text-style-name="P1" draw:layer="layout" svg:x1="7.98cm" svg:y1="22.625cm" svg:x2="13.605cm" svg:y2="22.625cm">
          <text:p/>
        </draw:line>
        <draw:line draw:style-name="gr12" draw:text-style-name="P1" draw:layer="layout" svg:x1="9.727cm" svg:y1="23.87cm" svg:x2="11.977cm" svg:y2="23.87cm">
          <text:p/>
        </draw:line>
        <draw:frame draw:style-name="gr13" draw:text-style-name="P7" draw:layer="layout" svg:width="1.5cm" svg:height="3.095cm" svg:x="10.102cm" svg:y="23.495cm">
          <draw:text-box>
            <text:p text:style-name="P6"><text:span text:style-name="T5">Couper ici</text:span></text:p>
          </draw:text-box>
        </draw:frame>
        <draw:frame draw:style-name="gr14" draw:text-style-name="P8" draw:layer="layout" svg:width="1.192cm" svg:height="0.569cm" svg:x="8.019cm" svg:y="26.967cm">
          <draw:text-box>
            <text:p><text:span text:style-name="T4">Boire</text:span></text:p>
          </draw:text-box>
        </draw:frame>
        <draw:frame draw:style-name="gr15" draw:text-style-name="P4" draw:layer="layout" svg:width="1.535cm" svg:height="0.645cm" svg:x="8.947cm" svg:y="26.981cm">
          <draw:text-box>
            <text:p><text:span text:style-name="T3">$boire</text:span></text:p>
          </draw:text-box>
        </draw:frame>
        <draw:line draw:style-name="gr3" draw:text-style-name="P9" draw:layer="layout" svg:x1="9.072cm" svg:y1="27.477cm" svg:x2="11.602cm" svg:y2="27.477cm">
          <text:p/>
        </draw:line>
        <draw:frame draw:style-name="gr16" draw:text-style-name="P9" draw:layer="layout" svg:width="0.25cm" svg:height="0.5cm" svg:x="7.87cm" svg:y="26.991cm">
          <draw:image xlink:href="Pictures/20000007000012450000352F90BC1072.svm" xlink:type="simple" xlink:show="embed" xlink:actuate="onLoad">
            <text:p/>
          </draw:image>
        </draw:frame>
        <draw:frame draw:style-name="gr16" draw:text-style-name="P1" draw:layer="layout" svg:width="6.25cm" svg:height="0.945cm" svg:x="7.677cm" svg:y="26.057cm">
          <draw:image xlink:href="Pictures/1000000000000244000000588E53F682.jpg" xlink:type="simple" xlink:show="embed" xlink:actuate="onLoad">
            <text:p/>
          </draw:image>
        </draw:frame>
        <draw:frame draw:style-name="gr26" draw:text-style-name="P10" draw:layer="layout" svg:width="1.311cm" svg:height="0.645cm" svg:x="11.865cm" svg:y="26.982cm">
          <draw:text-box>
            <text:p><text:span text:style-name="T3">$prix</text:span></text:p>
          </draw:text-box>
        </draw:frame>
        <draw:line draw:style-name="gr3" draw:text-style-name="P9" draw:layer="layout" svg:x1="12.126cm" svg:y1="27.472cm" svg:x2="13.376cm" svg:y2="27.472cm">
          <text:p/>
        </draw:line>
        <draw:frame draw:style-name="gr16" draw:text-style-name="P1" draw:layer="layout" svg:width="0.25cm" svg:height="0.475cm" svg:x="7.866cm" svg:y="28.344cm">
          <draw:image xlink:href="Pictures/10000201000001A400000320D6DB8707.png" xlink:type="simple" xlink:show="embed" xlink:actuate="onLoad">
            <text:p/>
          </draw:image>
        </draw:frame>
        <draw:frame draw:style-name="gr16" draw:text-style-name="P1" draw:layer="layout" svg:width="0.525cm" svg:height="0.525cm" svg:x="7.742cm" svg:y="27.631cm">
          <draw:image xlink:href="Pictures/1000020100000100000001009A0A6AD0.png" xlink:type="simple" xlink:show="embed" xlink:actuate="onLoad">
            <text:p/>
          </draw:image>
        </draw:frame>
        <draw:line draw:style-name="gr3" draw:text-style-name="P1" draw:layer="layout" svg:x1="8.12cm" svg:y1="28.175cm" svg:x2="10.62cm" svg:y2="28.175cm">
          <text:p/>
        </draw:line>
        <draw:frame draw:style-name="gr18" draw:text-style-name="P4" draw:layer="layout" svg:width="2.725cm" svg:height="0.962cm" svg:x="8.216cm" svg:y="27.683cm">
          <draw:text-box>
            <text:p><text:span text:style-name="T3">$temperature</text:span></text:p>
          </draw:text-box>
        </draw:frame>
        <draw:custom-shape draw:style-name="gr19" draw:text-style-name="P1" draw:layer="layout" svg:width="3.625cm" svg:height="3.625cm" svg:x="9.04cm" svg:y="22.6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3" draw:layer="layout" svg:width="5.581cm" svg:height="1.125cm" svg:x="7.976cm" svg:y="28.38cm">
          <draw:text-box>
            <text:p><text:span text:style-name="T8">$accords</text:span></text:p>
          </draw:text-box>
        </draw:frame>
        <draw:frame draw:style-name="gr20" draw:text-style-name="P12" draw:layer="layout" svg:width="3.682cm" svg:height="0.489cm" draw:transform="rotate (1.5707963267949) translate (13.656cm 30.257cm)">
          <draw:text-box>
            <text:p text:style-name="P11"><text:span text:style-name="T6">V1.6 <text:s text:c="2"/>©</text:span><text:span text:style-name="T7"> Nicolas Marchildon 2013</text:span></text:p>
          </draw:text-box>
        </draw:frame>
        <draw:custom-shape draw:style-name="gr1" draw:text-style-name="P1" draw:layer="layout" svg:width="2.9cm" svg:height="2.9cm" svg:x="15.111cm" svg:y="24.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14.395cm" svg:y1="21.422cm" svg:x2="20.02cm" svg:y2="21.422cm">
          <text:p/>
        </draw:line>
        <draw:line draw:style-name="gr3" draw:text-style-name="P1" draw:layer="layout" svg:x1="14.395cm" svg:y1="22.02cm" svg:x2="20.02cm" svg:y2="22.02cm">
          <text:p/>
        </draw:line>
        <draw:frame draw:style-name="gr24" draw:text-style-name="P4" draw:layer="layout" svg:width="3.139cm" svg:height="0.962cm" svg:x="14.145cm" svg:y="22.755cm">
          <draw:text-box>
            <text:p><text:span text:style-name="T3">$millesime</text:span></text:p>
          </draw:text-box>
        </draw:frame>
        <draw:line draw:style-name="gr3" draw:text-style-name="P1" draw:layer="layout" svg:x1="14.385cm" svg:y1="23.248cm" svg:x2="15.896cm" svg:y2="23.248cm">
          <text:p/>
        </draw:line>
        <draw:g>
          <draw:frame draw:style-name="gr7" draw:text-style-name="P5" draw:layer="layout" svg:width="1.239cm" svg:height="0.569cm" svg:x="14.126cm" svg:y="29.606cm">
            <draw:text-box>
              <text:p><text:span text:style-name="T4">Léger</text:span></text:p>
            </draw:text-box>
          </draw:frame>
          <draw:frame draw:style-name="gr8" draw:text-style-name="P5" draw:layer="layout" svg:width="1.277cm" svg:height="0.569cm" svg:x="18.993cm" svg:y="29.606cm">
            <draw:text-box>
              <text:p><text:span text:style-name="T4">Corsé</text:span></text:p>
            </draw:text-box>
          </draw:frame>
          <draw:line draw:style-name="gr9" draw:text-style-name="P1" draw:layer="layout" svg:x1="15.361cm" svg:y1="29.901cm" svg:x2="18.986cm" svg:y2="29.901cm">
            <text:p/>
          </draw:line>
          <draw:custom-shape draw:style-name="gr10" draw:text-style-name="P1" draw:layer="layout" svg:width="0.375cm" svg:height="0.375cm" svg:x="15.61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8.361cm" svg:y="29.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6.299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6.988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375cm" svg:height="0.375cm" svg:x="17.676cm" svg:y="29.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 draw:text-style-name="P1" draw:layer="layout" svg:x1="14.38cm" svg:y1="22.625cm" svg:x2="20.005cm" svg:y2="22.625cm">
          <text:p/>
        </draw:line>
        <draw:line draw:style-name="gr12" draw:text-style-name="P1" draw:layer="layout" svg:x1="16.127cm" svg:y1="23.87cm" svg:x2="18.377cm" svg:y2="23.87cm">
          <text:p/>
        </draw:line>
        <draw:frame draw:style-name="gr13" draw:text-style-name="P7" draw:layer="layout" svg:width="1.5cm" svg:height="3.095cm" svg:x="16.502cm" svg:y="23.495cm">
          <draw:text-box>
            <text:p text:style-name="P6"><text:span text:style-name="T5">Couper ici</text:span></text:p>
          </draw:text-box>
        </draw:frame>
        <draw:frame draw:style-name="gr14" draw:text-style-name="P8" draw:layer="layout" svg:width="1.192cm" svg:height="0.569cm" svg:x="14.419cm" svg:y="26.967cm">
          <draw:text-box>
            <text:p><text:span text:style-name="T4">Boire</text:span></text:p>
          </draw:text-box>
        </draw:frame>
        <draw:frame draw:style-name="gr15" draw:text-style-name="P4" draw:layer="layout" svg:width="1.535cm" svg:height="0.645cm" svg:x="15.347cm" svg:y="26.981cm">
          <draw:text-box>
            <text:p><text:span text:style-name="T3">$boire</text:span></text:p>
          </draw:text-box>
        </draw:frame>
        <draw:line draw:style-name="gr3" draw:text-style-name="P9" draw:layer="layout" svg:x1="15.472cm" svg:y1="27.477cm" svg:x2="18.002cm" svg:y2="27.477cm">
          <text:p/>
        </draw:line>
        <draw:frame draw:style-name="gr16" draw:text-style-name="P9" draw:layer="layout" svg:width="0.25cm" svg:height="0.5cm" svg:x="14.27cm" svg:y="26.991cm">
          <draw:image xlink:href="Pictures/20000007000012450000352F90BC1072.svm" xlink:type="simple" xlink:show="embed" xlink:actuate="onLoad">
            <text:p/>
          </draw:image>
        </draw:frame>
        <draw:frame draw:style-name="gr16" draw:text-style-name="P1" draw:layer="layout" svg:width="6.25cm" svg:height="0.945cm" svg:x="14.077cm" svg:y="26.057cm">
          <draw:image xlink:href="Pictures/1000000000000244000000588E53F682.jpg" xlink:type="simple" xlink:show="embed" xlink:actuate="onLoad">
            <text:p/>
          </draw:image>
        </draw:frame>
        <draw:frame draw:style-name="gr26" draw:text-style-name="P10" draw:layer="layout" svg:width="1.311cm" svg:height="0.645cm" svg:x="18.265cm" svg:y="26.982cm">
          <draw:text-box>
            <text:p><text:span text:style-name="T3">$prix</text:span></text:p>
          </draw:text-box>
        </draw:frame>
        <draw:line draw:style-name="gr3" draw:text-style-name="P9" draw:layer="layout" svg:x1="18.526cm" svg:y1="27.472cm" svg:x2="19.776cm" svg:y2="27.472cm">
          <text:p/>
        </draw:line>
        <draw:frame draw:style-name="gr16" draw:text-style-name="P1" draw:layer="layout" svg:width="0.25cm" svg:height="0.475cm" svg:x="14.266cm" svg:y="28.344cm">
          <draw:image xlink:href="Pictures/10000201000001A400000320D6DB8707.png" xlink:type="simple" xlink:show="embed" xlink:actuate="onLoad">
            <text:p/>
          </draw:image>
        </draw:frame>
        <draw:frame draw:style-name="gr16" draw:text-style-name="P1" draw:layer="layout" svg:width="0.525cm" svg:height="0.525cm" svg:x="14.142cm" svg:y="27.631cm">
          <draw:image xlink:href="Pictures/1000020100000100000001009A0A6AD0.png" xlink:type="simple" xlink:show="embed" xlink:actuate="onLoad">
            <text:p/>
          </draw:image>
        </draw:frame>
        <draw:line draw:style-name="gr3" draw:text-style-name="P1" draw:layer="layout" svg:x1="14.52cm" svg:y1="28.175cm" svg:x2="17.02cm" svg:y2="28.175cm">
          <text:p/>
        </draw:line>
        <draw:frame draw:style-name="gr18" draw:text-style-name="P4" draw:layer="layout" svg:width="2.725cm" svg:height="0.962cm" svg:x="14.616cm" svg:y="27.683cm">
          <draw:text-box>
            <text:p><text:span text:style-name="T3">$temperature</text:span></text:p>
          </draw:text-box>
        </draw:frame>
        <draw:custom-shape draw:style-name="gr19" draw:text-style-name="P1" draw:layer="layout" svg:width="3.625cm" svg:height="3.625cm" svg:x="15.44cm" svg:y="22.6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21" draw:text-style-name="P13" draw:layer="layout" svg:width="5.581cm" svg:height="1.125cm" svg:x="14.376cm" svg:y="28.38cm">
          <draw:text-box>
            <text:p><text:span text:style-name="T8">$accords</text:span></text:p>
          </draw:text-box>
        </draw:frame>
        <draw:frame draw:style-name="gr20" draw:text-style-name="P12" draw:layer="layout" svg:width="3.682cm" svg:height="0.489cm" draw:transform="rotate (1.5707963267949) translate (20.056cm 30.257cm)">
          <draw:text-box>
            <text:p text:style-name="P11"><text:span text:style-name="T6">V1.6 <text:s text:c="2"/>©</text:span><text:span text:style-name="T7"> Nicolas Marchildon 2013</text:span></text:p>
          </draw:text-box>
        </draw:frame>
        <draw:line draw:style-name="gr3" draw:text-style-name="P1" draw:layer="layout" svg:x1="1.693cm" svg:y1="2.622cm" svg:x2="7.318cm" svg:y2="2.622cm">
          <text:p/>
        </draw:line>
        <draw:line draw:style-name="gr3" draw:text-style-name="P1" draw:layer="layout" svg:x1="1.693cm" svg:y1="3.22cm" svg:x2="7.318cm" svg:y2="3.22cm">
          <text:p/>
        </draw:line>
        <draw:line draw:style-name="gr3" draw:text-style-name="P1" draw:layer="layout" svg:x1="1.683cm" svg:y1="4.448cm" svg:x2="3.194cm" svg:y2="4.448cm">
          <text:p/>
        </draw:line>
        <draw:line draw:style-name="gr3" draw:text-style-name="P1" draw:layer="layout" svg:x1="1.678cm" svg:y1="3.825cm" svg:x2="7.303cm" svg:y2="3.825cm">
          <text:p/>
        </draw:line>
        <draw:line draw:style-name="gr3" draw:text-style-name="P1" draw:layer="layout" svg:x1="7.993cm" svg:y1="2.622cm" svg:x2="13.618cm" svg:y2="2.622cm">
          <text:p/>
        </draw:line>
        <draw:line draw:style-name="gr3" draw:text-style-name="P1" draw:layer="layout" svg:x1="7.993cm" svg:y1="3.22cm" svg:x2="13.618cm" svg:y2="3.22cm">
          <text:p/>
        </draw:line>
        <draw:line draw:style-name="gr3" draw:text-style-name="P1" draw:layer="layout" svg:x1="7.983cm" svg:y1="4.448cm" svg:x2="9.494cm" svg:y2="4.448cm">
          <text:p/>
        </draw:line>
        <draw:line draw:style-name="gr3" draw:text-style-name="P1" draw:layer="layout" svg:x1="7.978cm" svg:y1="3.825cm" svg:x2="13.603cm" svg:y2="3.825cm">
          <text:p/>
        </draw:line>
        <draw:line draw:style-name="gr3" draw:text-style-name="P1" draw:layer="layout" svg:x1="14.393cm" svg:y1="2.622cm" svg:x2="20.018cm" svg:y2="2.622cm">
          <text:p/>
        </draw:line>
        <draw:line draw:style-name="gr3" draw:text-style-name="P1" draw:layer="layout" svg:x1="14.393cm" svg:y1="3.22cm" svg:x2="20.018cm" svg:y2="3.22cm">
          <text:p/>
        </draw:line>
        <draw:line draw:style-name="gr3" draw:text-style-name="P1" draw:layer="layout" svg:x1="14.383cm" svg:y1="4.448cm" svg:x2="15.894cm" svg:y2="4.448cm">
          <text:p/>
        </draw:line>
        <draw:line draw:style-name="gr3" draw:text-style-name="P1" draw:layer="layout" svg:x1="14.378cm" svg:y1="3.825cm" svg:x2="20.003cm" svg:y2="3.825cm">
          <text:p/>
        </draw:line>
        <draw:frame draw:style-name="gr2" draw:text-style-name="P2" draw:layer="layout" svg:width="6.202cm" svg:height="0.607cm" svg:x="1.423cm" svg:y="11.525cm">
          <draw:text-box>
            <text:p><text:span text:style-name="T1">$nom</text:span></text:p>
          </draw:text-box>
        </draw:frame>
        <draw:frame draw:style-name="gr4" draw:text-style-name="P3" draw:layer="layout" svg:width="6.19cm" svg:height="0.607cm" svg:x="1.435cm" svg:y="12.121cm">
          <draw:text-box>
            <text:p><text:span text:style-name="T2">$cepage</text:span></text:p>
          </draw:text-box>
        </draw:frame>
        <draw:frame draw:style-name="gr11" draw:text-style-name="P4" draw:layer="layout" svg:width="6.181cm" svg:height="0.645cm" svg:x="1.444cm" svg:y="12.727cm">
          <draw:text-box>
            <text:p><text:span text:style-name="T3">$pays</text:span></text:p>
          </draw:text-box>
        </draw:frame>
        <draw:frame draw:style-name="gr22" draw:text-style-name="P14" draw:layer="layout" svg:width="6.277cm" svg:height="0.607cm" svg:x="7.723cm" svg:y="11.525cm">
          <draw:text-box>
            <text:p><text:span text:style-name="T9">$nom</text:span></text:p>
          </draw:text-box>
        </draw:frame>
        <draw:frame draw:style-name="gr23" draw:text-style-name="P3" draw:layer="layout" svg:width="6.265cm" svg:height="0.607cm" svg:x="7.735cm" svg:y="12.121cm">
          <draw:text-box>
            <text:p><text:span text:style-name="T2">$cepage</text:span></text:p>
          </draw:text-box>
        </draw:frame>
        <draw:frame draw:style-name="gr30" draw:text-style-name="P4" draw:layer="layout" svg:width="6.131cm" svg:height="0.962cm" svg:x="7.744cm" svg:y="12.727cm">
          <draw:text-box>
            <text:p><text:span text:style-name="T3">$pays</text:span></text:p>
          </draw:text-box>
        </draw:frame>
        <draw:frame draw:style-name="gr27" draw:text-style-name="P14" draw:layer="layout" svg:width="6.252cm" svg:height="0.607cm" svg:x="14.123cm" svg:y="11.525cm">
          <draw:text-box>
            <text:p><text:span text:style-name="T9">$nom</text:span></text:p>
          </draw:text-box>
        </draw:frame>
        <draw:frame draw:style-name="gr28" draw:text-style-name="P3" draw:layer="layout" svg:width="6.24cm" svg:height="0.607cm" svg:x="14.135cm" svg:y="12.121cm">
          <draw:text-box>
            <text:p><text:span text:style-name="T2">$cepage</text:span></text:p>
          </draw:text-box>
        </draw:frame>
        <draw:frame draw:style-name="gr31" draw:text-style-name="P4" draw:layer="layout" svg:width="6.106cm" svg:height="0.962cm" svg:x="14.144cm" svg:y="12.727cm">
          <draw:text-box>
            <text:p><text:span text:style-name="T3">$pays</text:span></text:p>
          </draw:text-box>
        </draw:frame>
        <draw:frame draw:style-name="gr2" draw:text-style-name="P2" draw:layer="layout" svg:width="6.202cm" svg:height="0.607cm" svg:x="1.423cm" svg:y="20.925cm">
          <draw:text-box>
            <text:p><text:span text:style-name="T1">$nom</text:span></text:p>
          </draw:text-box>
        </draw:frame>
        <draw:frame draw:style-name="gr4" draw:text-style-name="P3" draw:layer="layout" svg:width="6.19cm" svg:height="0.607cm" svg:x="1.435cm" svg:y="21.521cm">
          <draw:text-box>
            <text:p><text:span text:style-name="T2">$cepage</text:span></text:p>
          </draw:text-box>
        </draw:frame>
        <draw:frame draw:style-name="gr11" draw:text-style-name="P4" draw:layer="layout" svg:width="6.181cm" svg:height="0.645cm" svg:x="1.444cm" svg:y="22.127cm">
          <draw:text-box>
            <text:p><text:span text:style-name="T3">$pays</text:span></text:p>
          </draw:text-box>
        </draw:frame>
        <draw:frame draw:style-name="gr22" draw:text-style-name="P14" draw:layer="layout" svg:width="6.277cm" svg:height="0.607cm" svg:x="7.723cm" svg:y="20.925cm">
          <draw:text-box>
            <text:p><text:span text:style-name="T9">$nom</text:span></text:p>
          </draw:text-box>
        </draw:frame>
        <draw:frame draw:style-name="gr23" draw:text-style-name="P3" draw:layer="layout" svg:width="6.265cm" svg:height="0.607cm" svg:x="7.735cm" svg:y="21.521cm">
          <draw:text-box>
            <text:p><text:span text:style-name="T2">$cepage</text:span></text:p>
          </draw:text-box>
        </draw:frame>
        <draw:frame draw:style-name="gr30" draw:text-style-name="P4" draw:layer="layout" svg:width="6.131cm" svg:height="0.962cm" svg:x="7.744cm" svg:y="22.127cm">
          <draw:text-box>
            <text:p><text:span text:style-name="T3">$pays</text:span></text:p>
          </draw:text-box>
        </draw:frame>
        <draw:frame draw:style-name="gr27" draw:text-style-name="P14" draw:layer="layout" svg:width="6.252cm" svg:height="0.607cm" svg:x="14.123cm" svg:y="20.925cm">
          <draw:text-box>
            <text:p><text:span text:style-name="T9">$nom</text:span></text:p>
          </draw:text-box>
        </draw:frame>
        <draw:frame draw:style-name="gr28" draw:text-style-name="P3" draw:layer="layout" svg:width="6.24cm" svg:height="0.607cm" svg:x="14.135cm" svg:y="21.521cm">
          <draw:text-box>
            <text:p><text:span text:style-name="T2">$cepage</text:span></text:p>
          </draw:text-box>
        </draw:frame>
        <draw:frame draw:style-name="gr31" draw:text-style-name="P4" draw:layer="layout" svg:width="6.106cm" svg:height="0.962cm" svg:x="14.144cm" svg:y="22.127cm">
          <draw:text-box>
            <text:p><text:span text:style-name="T3">$pays</text:span></text:p>
          </draw:text-box>
        </draw:frame>
      </draw:page>
      <draw:page draw:name="page2" draw:style-name="dp1" draw:master-page-name="Standard">
        <draw:custom-shape draw:style-name="gr1" draw:text-style-name="P15" draw:layer="layout" svg:width="2.9cm" svg:height="2.9cm" svg:x="2.291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5" draw:layer="layout" svg:x1="7.575cm" svg:y1="1cm" svg:x2="7.575cm" svg:y2="30.5cm">
          <text:p/>
        </draw:line>
        <draw:line draw:style-name="gr5" draw:text-style-name="P15" draw:layer="layout" svg:x1="20.79cm" svg:y1="11.425cm" svg:x2="1.191cm" svg:y2="11.425cm">
          <text:p/>
        </draw:line>
        <draw:line draw:style-name="gr5" draw:text-style-name="P15" draw:layer="layout" svg:x1="1.191cm" svg:y1="1cm" svg:x2="1.191cm" svg:y2="30.5cm">
          <text:p/>
        </draw:line>
        <draw:line draw:style-name="gr5" draw:text-style-name="P15" draw:layer="layout" svg:x1="20.781cm" svg:y1="2cm" svg:x2="1.182cm" svg:y2="2cm">
          <text:p/>
        </draw:line>
        <draw:line draw:style-name="gr5" draw:text-style-name="P15" draw:layer="layout" svg:x1="13.95cm" svg:y1="1cm" svg:x2="13.95cm" svg:y2="30.375cm">
          <text:p/>
        </draw:line>
        <draw:line draw:style-name="gr5" draw:text-style-name="P15" draw:layer="layout" svg:x1="20.334cm" svg:y1="1cm" svg:x2="20.334cm" svg:y2="30.5cm">
          <text:p/>
        </draw:line>
        <draw:line draw:style-name="gr5" draw:text-style-name="P15" draw:layer="layout" svg:x1="20.79cm" svg:y1="20.826cm" svg:x2="1.191cm" svg:y2="20.826cm">
          <text:p/>
        </draw:line>
        <draw:line draw:style-name="gr9" draw:text-style-name="P15" draw:layer="layout" svg:x1="1.546cm" svg:y1="3.263cm" svg:x2="2.796cm" svg:y2="3.263cm">
          <text:p/>
        </draw:line>
        <draw:custom-shape draw:style-name="gr32" draw:text-style-name="P16" draw:layer="layout" svg:width="0.25cm" svg:height="0.25cm" svg:x="1.629cm" svg:y="3.129cm">
          <text:p text:style-name="P15"><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395cm" svg:height="0.569cm" svg:x="1.476cm" svg:y="2.682cm">
          <draw:text-box>
            <text:p><text:span text:style-name="T11">Acidité</text:span></text:p>
          </draw:text-box>
        </draw:frame>
        <draw:line draw:style-name="gr9" draw:text-style-name="P15" draw:layer="layout" svg:x1="1.546cm" svg:y1="4.008cm" svg:x2="2.796cm" svg:y2="4.008cm">
          <text:p/>
        </draw:line>
        <draw:frame draw:style-name="gr33" draw:text-style-name="P17" draw:layer="layout" svg:width="1.213cm" svg:height="0.569cm" svg:x="1.542cm" svg:y="3.43cm">
          <draw:text-box>
            <text:p><text:span text:style-name="T11">Sucre</text:span></text:p>
          </draw:text-box>
        </draw:frame>
        <draw:frame draw:style-name="gr34" draw:text-style-name="P18" draw:layer="layout" svg:width="1.653cm" svg:height="0.645cm" svg:x="1.631cm" svg:y="2.141cm">
          <draw:text-box>
            <text:p><text:span text:style-name="T12">$alcool</text:span></text:p>
          </draw:text-box>
        </draw:frame>
        <draw:line draw:style-name="gr3" draw:text-style-name="P15" draw:layer="layout" svg:x1="1.814cm" svg:y1="2.622cm" svg:x2="2.881cm" svg:y2="2.622cm">
          <text:p/>
        </draw:line>
        <draw:custom-shape draw:style-name="gr32" draw:text-style-name="P16" draw:layer="layout" svg:width="0.25cm" svg:height="0.25cm" svg:x="2.052cm" svg:y="3.129cm">
          <text:p text:style-name="P15"><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2.471cm" svg:y="3.129cm">
          <text:p text:style-name="P15"><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629cm" svg:y="3.873cm">
          <text:p text:style-name="P15"><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2.052cm" svg:y="3.873cm">
          <text:p text:style-name="P15"><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2.471cm" svg:y="3.873cm">
          <text:p text:style-name="P15"><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5" draw:layer="layout" svg:x1="7.796cm" svg:y1="3.39cm" svg:x2="9.046cm" svg:y2="3.39cm">
          <text:p/>
        </draw:line>
        <draw:custom-shape draw:style-name="gr32" draw:text-style-name="P16" draw:layer="layout" svg:width="0.25cm" svg:height="0.25cm" svg:x="7.879cm" svg:y="3.256cm">
          <text:p text:style-name="P15"><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395cm" svg:height="0.569cm" svg:x="7.726cm" svg:y="2.809cm">
          <draw:text-box>
            <text:p><text:span text:style-name="T11">Acidité</text:span></text:p>
          </draw:text-box>
        </draw:frame>
        <draw:line draw:style-name="gr9" draw:text-style-name="P15" draw:layer="layout" svg:x1="7.796cm" svg:y1="4.135cm" svg:x2="9.046cm" svg:y2="4.135cm">
          <text:p/>
        </draw:line>
        <draw:frame draw:style-name="gr33" draw:text-style-name="P17" draw:layer="layout" svg:width="1.213cm" svg:height="0.569cm" svg:x="7.792cm" svg:y="3.557cm">
          <draw:text-box>
            <text:p><text:span text:style-name="T11">Sucre</text:span></text:p>
          </draw:text-box>
        </draw:frame>
        <draw:frame draw:style-name="gr34" draw:text-style-name="P18" draw:layer="layout" svg:width="1.653cm" svg:height="0.645cm" svg:x="7.881cm" svg:y="2.268cm">
          <draw:text-box>
            <text:p><text:span text:style-name="T12">$alcool</text:span></text:p>
          </draw:text-box>
        </draw:frame>
        <draw:line draw:style-name="gr3" draw:text-style-name="P15" draw:layer="layout" svg:x1="8.064cm" svg:y1="2.749cm" svg:x2="9.131cm" svg:y2="2.749cm">
          <text:p/>
        </draw:line>
        <draw:custom-shape draw:style-name="gr32" draw:text-style-name="P16" draw:layer="layout" svg:width="0.25cm" svg:height="0.25cm" svg:x="8.302cm" svg:y="3.256cm">
          <text:p text:style-name="P15"><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8.721cm" svg:y="3.256cm">
          <text:p text:style-name="P15"><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7.879cm" svg:y="4cm">
          <text:p text:style-name="P15"><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8.302cm" svg:y="4cm">
          <text:p text:style-name="P15"><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8.721cm" svg:y="4cm">
          <text:p text:style-name="P15"><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5" draw:layer="layout" svg:x1="14.171cm" svg:y1="3.39cm" svg:x2="15.421cm" svg:y2="3.39cm">
          <text:p/>
        </draw:line>
        <draw:custom-shape draw:style-name="gr32" draw:text-style-name="P16" draw:layer="layout" svg:width="0.25cm" svg:height="0.25cm" svg:x="14.254cm" svg:y="3.256cm">
          <text:p text:style-name="P15"><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395cm" svg:height="0.569cm" svg:x="14.101cm" svg:y="2.809cm">
          <draw:text-box>
            <text:p><text:span text:style-name="T11">Acidité</text:span></text:p>
          </draw:text-box>
        </draw:frame>
        <draw:line draw:style-name="gr9" draw:text-style-name="P15" draw:layer="layout" svg:x1="14.171cm" svg:y1="4.135cm" svg:x2="15.421cm" svg:y2="4.135cm">
          <text:p/>
        </draw:line>
        <draw:frame draw:style-name="gr33" draw:text-style-name="P17" draw:layer="layout" svg:width="1.213cm" svg:height="0.569cm" svg:x="14.167cm" svg:y="3.557cm">
          <draw:text-box>
            <text:p><text:span text:style-name="T11">Sucre</text:span></text:p>
          </draw:text-box>
        </draw:frame>
        <draw:frame draw:style-name="gr34" draw:text-style-name="P18" draw:layer="layout" svg:width="1.653cm" svg:height="0.645cm" svg:x="14.256cm" svg:y="2.268cm">
          <draw:text-box>
            <text:p><text:span text:style-name="T12">$alcool</text:span></text:p>
          </draw:text-box>
        </draw:frame>
        <draw:line draw:style-name="gr3" draw:text-style-name="P15" draw:layer="layout" svg:x1="14.439cm" svg:y1="2.749cm" svg:x2="15.506cm" svg:y2="2.749cm">
          <text:p/>
        </draw:line>
        <draw:custom-shape draw:style-name="gr32" draw:text-style-name="P16" draw:layer="layout" svg:width="0.25cm" svg:height="0.25cm" svg:x="14.677cm" svg:y="3.256cm">
          <text:p text:style-name="P15"><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5.096cm" svg:y="3.256cm">
          <text:p text:style-name="P15"><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4.254cm" svg:y="4cm">
          <text:p text:style-name="P15"><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4.677cm" svg:y="4cm">
          <text:p text:style-name="P15"><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5.096cm" svg:y="4cm">
          <text:p text:style-name="P15"><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5" draw:layer="layout" svg:x1="1.49cm" svg:y1="12.638cm" svg:x2="2.74cm" svg:y2="12.638cm">
          <text:p/>
        </draw:line>
        <draw:custom-shape draw:style-name="gr32" draw:text-style-name="P16" draw:layer="layout" svg:width="0.25cm" svg:height="0.246cm" svg:x="1.573cm" svg:y="12.504cm">
          <text:p text:style-name="P15"><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395cm" svg:height="0.569cm" svg:x="1.42cm" svg:y="12.057cm">
          <draw:text-box>
            <text:p><text:span text:style-name="T11">Acidité</text:span></text:p>
          </draw:text-box>
        </draw:frame>
        <draw:line draw:style-name="gr9" draw:text-style-name="P15" draw:layer="layout" svg:x1="1.49cm" svg:y1="13.383cm" svg:x2="2.74cm" svg:y2="13.383cm">
          <text:p/>
        </draw:line>
        <draw:frame draw:style-name="gr33" draw:text-style-name="P17" draw:layer="layout" svg:width="1.213cm" svg:height="0.569cm" svg:x="1.486cm" svg:y="12.805cm">
          <draw:text-box>
            <text:p><text:span text:style-name="T11">Sucre</text:span></text:p>
          </draw:text-box>
        </draw:frame>
        <draw:frame draw:style-name="gr34" draw:text-style-name="P18" draw:layer="layout" svg:width="1.653cm" svg:height="0.645cm" svg:x="1.575cm" svg:y="11.516cm">
          <draw:text-box>
            <text:p><text:span text:style-name="T12">$alcool</text:span></text:p>
          </draw:text-box>
        </draw:frame>
        <draw:line draw:style-name="gr3" draw:text-style-name="P15" draw:layer="layout" svg:x1="1.758cm" svg:y1="11.997cm" svg:x2="2.825cm" svg:y2="11.997cm">
          <text:p/>
        </draw:line>
        <draw:custom-shape draw:style-name="gr32" draw:text-style-name="P16" draw:layer="layout" svg:width="0.25cm" svg:height="0.25cm" svg:x="1.996cm" svg:y="12.504cm">
          <text:p text:style-name="P15"><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2.415cm" svg:y="12.504cm">
          <text:p text:style-name="P15"><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573cm" svg:y="13.248cm">
          <text:p text:style-name="P15"><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996cm" svg:y="13.248cm">
          <text:p text:style-name="P15"><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2.415cm" svg:y="13.248cm">
          <text:p text:style-name="P15"><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5" draw:layer="layout" svg:x1="7.74cm" svg:y1="12.765cm" svg:x2="8.99cm" svg:y2="12.765cm">
          <text:p/>
        </draw:line>
        <draw:custom-shape draw:style-name="gr32" draw:text-style-name="P16" draw:layer="layout" svg:width="0.25cm" svg:height="0.25cm" svg:x="7.823cm" svg:y="12.631cm">
          <text:p text:style-name="P15"><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395cm" svg:height="0.569cm" svg:x="7.67cm" svg:y="12.184cm">
          <draw:text-box>
            <text:p><text:span text:style-name="T11">Acidité</text:span></text:p>
          </draw:text-box>
        </draw:frame>
        <draw:line draw:style-name="gr9" draw:text-style-name="P15" draw:layer="layout" svg:x1="7.74cm" svg:y1="13.51cm" svg:x2="8.99cm" svg:y2="13.51cm">
          <text:p/>
        </draw:line>
        <draw:frame draw:style-name="gr33" draw:text-style-name="P17" draw:layer="layout" svg:width="1.213cm" svg:height="0.569cm" svg:x="7.736cm" svg:y="12.932cm">
          <draw:text-box>
            <text:p><text:span text:style-name="T11">Sucre</text:span></text:p>
          </draw:text-box>
        </draw:frame>
        <draw:frame draw:style-name="gr34" draw:text-style-name="P18" draw:layer="layout" svg:width="1.653cm" svg:height="0.645cm" svg:x="7.825cm" svg:y="11.643cm">
          <draw:text-box>
            <text:p><text:span text:style-name="T12">$alcool</text:span></text:p>
          </draw:text-box>
        </draw:frame>
        <draw:line draw:style-name="gr3" draw:text-style-name="P15" draw:layer="layout" svg:x1="8.008cm" svg:y1="12.124cm" svg:x2="9.075cm" svg:y2="12.124cm">
          <text:p/>
        </draw:line>
        <draw:custom-shape draw:style-name="gr32" draw:text-style-name="P16" draw:layer="layout" svg:width="0.25cm" svg:height="0.25cm" svg:x="8.246cm" svg:y="12.631cm">
          <text:p text:style-name="P15"><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8.665cm" svg:y="12.631cm">
          <text:p text:style-name="P15"><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7.823cm" svg:y="13.375cm">
          <text:p text:style-name="P15"><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8.246cm" svg:y="13.375cm">
          <text:p text:style-name="P15"><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8.665cm" svg:y="13.375cm">
          <text:p text:style-name="P15"><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5" draw:layer="layout" svg:x1="14.115cm" svg:y1="12.765cm" svg:x2="15.365cm" svg:y2="12.765cm">
          <text:p/>
        </draw:line>
        <draw:custom-shape draw:style-name="gr32" draw:text-style-name="P16" draw:layer="layout" svg:width="0.25cm" svg:height="0.25cm" svg:x="14.198cm" svg:y="12.631cm">
          <text:p text:style-name="P15"><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395cm" svg:height="0.569cm" svg:x="14.045cm" svg:y="12.184cm">
          <draw:text-box>
            <text:p><text:span text:style-name="T11">Acidité</text:span></text:p>
          </draw:text-box>
        </draw:frame>
        <draw:line draw:style-name="gr9" draw:text-style-name="P15" draw:layer="layout" svg:x1="14.115cm" svg:y1="13.51cm" svg:x2="15.365cm" svg:y2="13.51cm">
          <text:p/>
        </draw:line>
        <draw:frame draw:style-name="gr33" draw:text-style-name="P17" draw:layer="layout" svg:width="1.213cm" svg:height="0.569cm" svg:x="14.111cm" svg:y="12.932cm">
          <draw:text-box>
            <text:p><text:span text:style-name="T11">Sucre</text:span></text:p>
          </draw:text-box>
        </draw:frame>
        <draw:frame draw:style-name="gr34" draw:text-style-name="P18" draw:layer="layout" svg:width="1.653cm" svg:height="0.645cm" svg:x="14.2cm" svg:y="11.643cm">
          <draw:text-box>
            <text:p><text:span text:style-name="T12">$alcool</text:span></text:p>
          </draw:text-box>
        </draw:frame>
        <draw:line draw:style-name="gr3" draw:text-style-name="P15" draw:layer="layout" svg:x1="14.383cm" svg:y1="12.124cm" svg:x2="15.45cm" svg:y2="12.124cm">
          <text:p/>
        </draw:line>
        <draw:custom-shape draw:style-name="gr32" draw:text-style-name="P16" draw:layer="layout" svg:width="0.25cm" svg:height="0.25cm" svg:x="14.621cm" svg:y="12.631cm">
          <text:p text:style-name="P15"><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5.04cm" svg:y="12.631cm">
          <text:p text:style-name="P15"><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4.198cm" svg:y="13.375cm">
          <text:p text:style-name="P15"><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4.621cm" svg:y="13.375cm">
          <text:p text:style-name="P15"><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5.04cm" svg:y="13.375cm">
          <text:p text:style-name="P15"><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5" draw:layer="layout" svg:x1="1.49cm" svg:y1="22.038cm" svg:x2="2.74cm" svg:y2="22.038cm">
          <text:p/>
        </draw:line>
        <draw:custom-shape draw:style-name="gr32" draw:text-style-name="P16" draw:layer="layout" svg:width="0.25cm" svg:height="0.25cm" svg:x="1.573cm" svg:y="21.904cm">
          <text:p text:style-name="P15"><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395cm" svg:height="0.569cm" svg:x="1.42cm" svg:y="21.457cm">
          <draw:text-box>
            <text:p><text:span text:style-name="T11">Acidité</text:span></text:p>
          </draw:text-box>
        </draw:frame>
        <draw:line draw:style-name="gr9" draw:text-style-name="P15" draw:layer="layout" svg:x1="1.49cm" svg:y1="22.783cm" svg:x2="2.74cm" svg:y2="22.783cm">
          <text:p/>
        </draw:line>
        <draw:frame draw:style-name="gr33" draw:text-style-name="P17" draw:layer="layout" svg:width="1.213cm" svg:height="0.569cm" svg:x="1.486cm" svg:y="22.205cm">
          <draw:text-box>
            <text:p><text:span text:style-name="T11">Sucre</text:span></text:p>
          </draw:text-box>
        </draw:frame>
        <draw:frame draw:style-name="gr34" draw:text-style-name="P18" draw:layer="layout" svg:width="1.653cm" svg:height="0.645cm" svg:x="1.575cm" svg:y="20.916cm">
          <draw:text-box>
            <text:p><text:span text:style-name="T12">$alcool</text:span></text:p>
          </draw:text-box>
        </draw:frame>
        <draw:line draw:style-name="gr3" draw:text-style-name="P15" draw:layer="layout" svg:x1="1.758cm" svg:y1="21.397cm" svg:x2="2.825cm" svg:y2="21.397cm">
          <text:p/>
        </draw:line>
        <draw:custom-shape draw:style-name="gr32" draw:text-style-name="P16" draw:layer="layout" svg:width="0.25cm" svg:height="0.25cm" svg:x="1.996cm" svg:y="21.904cm">
          <text:p text:style-name="P15"><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2.415cm" svg:y="21.904cm">
          <text:p text:style-name="P15"><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573cm" svg:y="22.648cm">
          <text:p text:style-name="P15"><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996cm" svg:y="22.648cm">
          <text:p text:style-name="P15"><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2.415cm" svg:y="22.648cm">
          <text:p text:style-name="P15"><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5" draw:layer="layout" svg:x1="7.74cm" svg:y1="22.165cm" svg:x2="8.99cm" svg:y2="22.165cm">
          <text:p/>
        </draw:line>
        <draw:custom-shape draw:style-name="gr32" draw:text-style-name="P16" draw:layer="layout" svg:width="0.25cm" svg:height="0.25cm" svg:x="7.823cm" svg:y="22.031cm">
          <text:p text:style-name="P15"><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395cm" svg:height="0.569cm" svg:x="7.67cm" svg:y="21.584cm">
          <draw:text-box>
            <text:p><text:span text:style-name="T11">Acidité</text:span></text:p>
          </draw:text-box>
        </draw:frame>
        <draw:line draw:style-name="gr9" draw:text-style-name="P15" draw:layer="layout" svg:x1="7.74cm" svg:y1="22.91cm" svg:x2="8.99cm" svg:y2="22.91cm">
          <text:p/>
        </draw:line>
        <draw:frame draw:style-name="gr33" draw:text-style-name="P17" draw:layer="layout" svg:width="1.213cm" svg:height="0.569cm" svg:x="7.736cm" svg:y="22.332cm">
          <draw:text-box>
            <text:p><text:span text:style-name="T11">Sucre</text:span></text:p>
          </draw:text-box>
        </draw:frame>
        <draw:frame draw:style-name="gr34" draw:text-style-name="P18" draw:layer="layout" svg:width="1.653cm" svg:height="0.645cm" svg:x="7.825cm" svg:y="21.043cm">
          <draw:text-box>
            <text:p><text:span text:style-name="T12">$alcool</text:span></text:p>
          </draw:text-box>
        </draw:frame>
        <draw:line draw:style-name="gr3" draw:text-style-name="P15" draw:layer="layout" svg:x1="8.008cm" svg:y1="21.524cm" svg:x2="9.075cm" svg:y2="21.524cm">
          <text:p/>
        </draw:line>
        <draw:custom-shape draw:style-name="gr32" draw:text-style-name="P16" draw:layer="layout" svg:width="0.25cm" svg:height="0.25cm" svg:x="8.246cm" svg:y="22.031cm">
          <text:p text:style-name="P15"><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8.665cm" svg:y="22.031cm">
          <text:p text:style-name="P15"><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7.823cm" svg:y="22.775cm">
          <text:p text:style-name="P15"><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8.246cm" svg:y="22.775cm">
          <text:p text:style-name="P15"><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8.665cm" svg:y="22.775cm">
          <text:p text:style-name="P15"><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5" draw:layer="layout" svg:x1="14.115cm" svg:y1="22.165cm" svg:x2="15.365cm" svg:y2="22.165cm">
          <text:p/>
        </draw:line>
        <draw:custom-shape draw:style-name="gr32" draw:text-style-name="P16" draw:layer="layout" svg:width="0.25cm" svg:height="0.25cm" svg:x="14.198cm" svg:y="22.031cm">
          <text:p text:style-name="P15"><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17" draw:layer="layout" svg:width="1.395cm" svg:height="0.569cm" svg:x="14.045cm" svg:y="21.584cm">
          <draw:text-box>
            <text:p><text:span text:style-name="T11">Acidité</text:span></text:p>
          </draw:text-box>
        </draw:frame>
        <draw:line draw:style-name="gr9" draw:text-style-name="P15" draw:layer="layout" svg:x1="14.115cm" svg:y1="22.91cm" svg:x2="15.365cm" svg:y2="22.91cm">
          <text:p/>
        </draw:line>
        <draw:frame draw:style-name="gr33" draw:text-style-name="P17" draw:layer="layout" svg:width="1.213cm" svg:height="0.569cm" svg:x="14.111cm" svg:y="22.332cm">
          <draw:text-box>
            <text:p><text:span text:style-name="T11">Sucre</text:span></text:p>
          </draw:text-box>
        </draw:frame>
        <draw:frame draw:style-name="gr34" draw:text-style-name="P18" draw:layer="layout" svg:width="1.653cm" svg:height="0.645cm" svg:x="14.2cm" svg:y="21.043cm">
          <draw:text-box>
            <text:p><text:span text:style-name="T12">$alcool</text:span></text:p>
          </draw:text-box>
        </draw:frame>
        <draw:line draw:style-name="gr3" draw:text-style-name="P15" draw:layer="layout" svg:x1="14.383cm" svg:y1="21.524cm" svg:x2="15.45cm" svg:y2="21.524cm">
          <text:p/>
        </draw:line>
        <draw:custom-shape draw:style-name="gr32" draw:text-style-name="P16" draw:layer="layout" svg:width="0.25cm" svg:height="0.25cm" svg:x="14.621cm" svg:y="22.031cm">
          <text:p text:style-name="P15"><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5.04cm" svg:y="22.031cm">
          <text:p text:style-name="P15"><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4.198cm" svg:y="22.775cm">
          <text:p text:style-name="P15"><text:span text:style-name="T10">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4.621cm" svg:y="22.775cm">
          <text:p text:style-name="P15"><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6" draw:layer="layout" svg:width="0.25cm" svg:height="0.25cm" svg:x="15.04cm" svg:y="22.775cm">
          <text:p text:style-name="P15"><text:span text:style-name="T10">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5" draw:layer="layout" svg:width="0.503cm" svg:height="0.503cm" svg:x="2.194cm" svg:y="7.221cm">
          <draw:image xlink:href="Pictures/20000025000011A4000011A4A54DFA33.svm" xlink:type="simple" xlink:show="embed" xlink:actuate="onLoad">
            <text:p/>
          </draw:image>
        </draw:frame>
        <draw:frame draw:style-name="gr16" draw:text-style-name="P15" draw:layer="layout" svg:width="0.698cm" svg:height="0.477cm" svg:x="1.429cm" svg:y="7.202cm">
          <draw:image xlink:href="Pictures/2000002400004D3F00003505504B5CF9.svm" xlink:type="simple" xlink:show="embed" xlink:actuate="onLoad">
            <text:p/>
          </draw:image>
        </draw:frame>
        <draw:frame draw:style-name="gr35" draw:text-style-name="P19" draw:layer="layout" svg:width="6.25cm" svg:height="3.57cm" svg:x="1.25cm" svg:y="7.75cm">
          <draw:text-box>
            <text:p><text:span text:style-name="T4">$degustation</text:span></text:p>
          </draw:text-box>
        </draw:frame>
        <draw:frame draw:style-name="gr36" draw:layer="layout" svg:width="0.502cm" svg:height="1.187cm" svg:x="2.875cm" svg:y="5.5cm">
          <draw:text-box>
            <text:p/>
          </draw:text-box>
        </draw:frame>
        <draw:frame draw:style-name="gr37" draw:text-style-name="P18" draw:layer="layout" svg:width="4.143cm" svg:height="0.645cm" svg:x="3.233cm" svg:y="2.108cm">
          <draw:text-box>
            <text:p><text:span text:style-name="T12">$achat</text:span></text:p>
          </draw:text-box>
        </draw:frame>
        <draw:frame draw:style-name="gr37" draw:text-style-name="P18" draw:layer="layout" svg:width="4.143cm" svg:height="0.645cm" svg:x="9.634cm" svg:y="2.229cm">
          <draw:text-box>
            <text:p><text:span text:style-name="T12">$achat</text:span></text:p>
          </draw:text-box>
        </draw:frame>
        <draw:frame draw:style-name="gr37" draw:text-style-name="P18" draw:layer="layout" svg:width="4.143cm" svg:height="0.645cm" svg:x="16.035cm" svg:y="2.222cm">
          <draw:text-box>
            <text:p><text:span text:style-name="T12">$achat</text:span></text:p>
          </draw:text-box>
        </draw:frame>
        <draw:frame draw:style-name="gr37" draw:text-style-name="P18" draw:layer="layout" svg:width="4.143cm" svg:height="0.645cm" svg:x="3.234cm" svg:y="11.508cm">
          <draw:text-box>
            <text:p><text:span text:style-name="T12">$achat</text:span></text:p>
          </draw:text-box>
        </draw:frame>
        <draw:frame draw:style-name="gr37" draw:text-style-name="P18" draw:layer="layout" svg:width="4.143cm" svg:height="0.645cm" svg:x="9.635cm" svg:y="11.629cm">
          <draw:text-box>
            <text:p><text:span text:style-name="T12">$achat</text:span></text:p>
          </draw:text-box>
        </draw:frame>
        <draw:frame draw:style-name="gr37" draw:text-style-name="P18" draw:layer="layout" svg:width="4.143cm" svg:height="0.645cm" svg:x="16.036cm" svg:y="11.622cm">
          <draw:text-box>
            <text:p><text:span text:style-name="T12">$achat</text:span></text:p>
          </draw:text-box>
        </draw:frame>
        <draw:frame draw:style-name="gr37" draw:text-style-name="P18" draw:layer="layout" svg:width="4.143cm" svg:height="0.645cm" svg:x="3.235cm" svg:y="20.908cm">
          <draw:text-box>
            <text:p><text:span text:style-name="T12">$achat</text:span></text:p>
          </draw:text-box>
        </draw:frame>
        <draw:frame draw:style-name="gr37" draw:text-style-name="P18" draw:layer="layout" svg:width="4.143cm" svg:height="0.645cm" svg:x="9.636cm" svg:y="21.029cm">
          <draw:text-box>
            <text:p><text:span text:style-name="T12">$achat</text:span></text:p>
          </draw:text-box>
        </draw:frame>
        <draw:frame draw:style-name="gr37" draw:text-style-name="P18" draw:layer="layout" svg:width="4.143cm" svg:height="0.645cm" svg:x="16.037cm" svg:y="21.022cm">
          <draw:text-box>
            <text:p><text:span text:style-name="T12">$achat</text:span></text:p>
          </draw:text-box>
        </draw:frame>
        <draw:frame draw:style-name="gr16" draw:text-style-name="P15" draw:layer="layout" svg:width="0.503cm" svg:height="0.503cm" svg:x="8.594cm" svg:y="7.221cm">
          <draw:image xlink:href="Pictures/20000025000011A4000011A4A54DFA33.svm" xlink:type="simple" xlink:show="embed" xlink:actuate="onLoad">
            <text:p/>
          </draw:image>
        </draw:frame>
        <draw:frame draw:style-name="gr16" draw:text-style-name="P15" draw:layer="layout" svg:width="0.698cm" svg:height="0.477cm" svg:x="7.829cm" svg:y="7.202cm">
          <draw:image xlink:href="Pictures/2000002400004D3F00003505504B5CF9.svm" xlink:type="simple" xlink:show="embed" xlink:actuate="onLoad">
            <text:p/>
          </draw:image>
        </draw:frame>
        <draw:frame draw:style-name="gr35" draw:text-style-name="P19" draw:layer="layout" svg:width="6.25cm" svg:height="3.57cm" svg:x="7.65cm" svg:y="7.75cm">
          <draw:text-box>
            <text:p><text:span text:style-name="T4">$degustation</text:span></text:p>
          </draw:text-box>
        </draw:frame>
        <draw:frame draw:style-name="gr16" draw:text-style-name="P15" draw:layer="layout" svg:width="0.503cm" svg:height="0.503cm" svg:x="14.994cm" svg:y="7.221cm">
          <draw:image xlink:href="Pictures/20000025000011A4000011A4A54DFA33.svm" xlink:type="simple" xlink:show="embed" xlink:actuate="onLoad">
            <text:p/>
          </draw:image>
        </draw:frame>
        <draw:frame draw:style-name="gr16" draw:text-style-name="P15" draw:layer="layout" svg:width="0.698cm" svg:height="0.477cm" svg:x="14.229cm" svg:y="7.202cm">
          <draw:image xlink:href="Pictures/2000002400004D3F00003505504B5CF9.svm" xlink:type="simple" xlink:show="embed" xlink:actuate="onLoad">
            <text:p/>
          </draw:image>
        </draw:frame>
        <draw:frame draw:style-name="gr35" draw:text-style-name="P19" draw:layer="layout" svg:width="6.25cm" svg:height="3.57cm" svg:x="14.05cm" svg:y="7.75cm">
          <draw:text-box>
            <text:p><text:span text:style-name="T4">$degustation</text:span></text:p>
          </draw:text-box>
        </draw:frame>
        <draw:frame draw:style-name="gr16" draw:text-style-name="P15" draw:layer="layout" svg:width="0.503cm" svg:height="0.503cm" svg:x="2.194cm" svg:y="16.621cm">
          <draw:image xlink:href="Pictures/20000025000011A4000011A4A54DFA33.svm" xlink:type="simple" xlink:show="embed" xlink:actuate="onLoad">
            <text:p/>
          </draw:image>
        </draw:frame>
        <draw:frame draw:style-name="gr16" draw:text-style-name="P15" draw:layer="layout" svg:width="0.698cm" svg:height="0.477cm" svg:x="1.429cm" svg:y="16.602cm">
          <draw:image xlink:href="Pictures/2000002400004D3F00003505504B5CF9.svm" xlink:type="simple" xlink:show="embed" xlink:actuate="onLoad">
            <text:p/>
          </draw:image>
        </draw:frame>
        <draw:frame draw:style-name="gr35" draw:text-style-name="P19" draw:layer="layout" svg:width="6.25cm" svg:height="3.57cm" svg:x="1.25cm" svg:y="17.15cm">
          <draw:text-box>
            <text:p><text:span text:style-name="T4">$degustation</text:span></text:p>
          </draw:text-box>
        </draw:frame>
        <draw:frame draw:style-name="gr16" draw:text-style-name="P15" draw:layer="layout" svg:width="0.503cm" svg:height="0.503cm" svg:x="8.594cm" svg:y="16.621cm">
          <draw:image xlink:href="Pictures/20000025000011A4000011A4A54DFA33.svm" xlink:type="simple" xlink:show="embed" xlink:actuate="onLoad">
            <text:p/>
          </draw:image>
        </draw:frame>
        <draw:frame draw:style-name="gr16" draw:text-style-name="P15" draw:layer="layout" svg:width="0.698cm" svg:height="0.477cm" svg:x="7.829cm" svg:y="16.602cm">
          <draw:image xlink:href="Pictures/2000002400004D3F00003505504B5CF9.svm" xlink:type="simple" xlink:show="embed" xlink:actuate="onLoad">
            <text:p/>
          </draw:image>
        </draw:frame>
        <draw:frame draw:style-name="gr35" draw:text-style-name="P19" draw:layer="layout" svg:width="6.25cm" svg:height="3.57cm" svg:x="7.65cm" svg:y="17.15cm">
          <draw:text-box>
            <text:p><text:span text:style-name="T4">$degustation</text:span></text:p>
          </draw:text-box>
        </draw:frame>
        <draw:frame draw:style-name="gr16" draw:text-style-name="P15" draw:layer="layout" svg:width="0.503cm" svg:height="0.503cm" svg:x="14.994cm" svg:y="16.621cm">
          <draw:image xlink:href="Pictures/20000025000011A4000011A4A54DFA33.svm" xlink:type="simple" xlink:show="embed" xlink:actuate="onLoad">
            <text:p/>
          </draw:image>
        </draw:frame>
        <draw:frame draw:style-name="gr16" draw:text-style-name="P15" draw:layer="layout" svg:width="0.698cm" svg:height="0.477cm" svg:x="14.229cm" svg:y="16.602cm">
          <draw:image xlink:href="Pictures/2000002400004D3F00003505504B5CF9.svm" xlink:type="simple" xlink:show="embed" xlink:actuate="onLoad">
            <text:p/>
          </draw:image>
        </draw:frame>
        <draw:frame draw:style-name="gr35" draw:text-style-name="P19" draw:layer="layout" svg:width="6.25cm" svg:height="3.57cm" svg:x="14.05cm" svg:y="17.15cm">
          <draw:text-box>
            <text:p><text:span text:style-name="T4">$degustation</text:span></text:p>
          </draw:text-box>
        </draw:frame>
        <draw:frame draw:style-name="gr16" draw:text-style-name="P15" draw:layer="layout" svg:width="0.503cm" svg:height="0.503cm" svg:x="2.194cm" svg:y="26.221cm">
          <draw:image xlink:href="Pictures/20000025000011A4000011A4A54DFA33.svm" xlink:type="simple" xlink:show="embed" xlink:actuate="onLoad">
            <text:p/>
          </draw:image>
        </draw:frame>
        <draw:frame draw:style-name="gr16" draw:text-style-name="P15" draw:layer="layout" svg:width="0.698cm" svg:height="0.477cm" svg:x="1.429cm" svg:y="26.202cm">
          <draw:image xlink:href="Pictures/2000002400004D3F00003505504B5CF9.svm" xlink:type="simple" xlink:show="embed" xlink:actuate="onLoad">
            <text:p/>
          </draw:image>
        </draw:frame>
        <draw:frame draw:style-name="gr35" draw:text-style-name="P19" draw:layer="layout" svg:width="6.25cm" svg:height="3.57cm" svg:x="1.25cm" svg:y="26.75cm">
          <draw:text-box>
            <text:p><text:span text:style-name="T4">$degustation</text:span></text:p>
          </draw:text-box>
        </draw:frame>
        <draw:frame draw:style-name="gr16" draw:text-style-name="P15" draw:layer="layout" svg:width="0.503cm" svg:height="0.503cm" svg:x="8.594cm" svg:y="26.221cm">
          <draw:image xlink:href="Pictures/20000025000011A4000011A4A54DFA33.svm" xlink:type="simple" xlink:show="embed" xlink:actuate="onLoad">
            <text:p/>
          </draw:image>
        </draw:frame>
        <draw:frame draw:style-name="gr16" draw:text-style-name="P15" draw:layer="layout" svg:width="0.698cm" svg:height="0.477cm" svg:x="7.829cm" svg:y="26.202cm">
          <draw:image xlink:href="Pictures/2000002400004D3F00003505504B5CF9.svm" xlink:type="simple" xlink:show="embed" xlink:actuate="onLoad">
            <text:p/>
          </draw:image>
        </draw:frame>
        <draw:frame draw:style-name="gr35" draw:text-style-name="P19" draw:layer="layout" svg:width="6.25cm" svg:height="3.57cm" svg:x="7.65cm" svg:y="26.75cm">
          <draw:text-box>
            <text:p><text:span text:style-name="T4">$degustation</text:span></text:p>
          </draw:text-box>
        </draw:frame>
        <draw:frame draw:style-name="gr16" draw:text-style-name="P15" draw:layer="layout" svg:width="0.503cm" svg:height="0.503cm" svg:x="14.994cm" svg:y="26.221cm">
          <draw:image xlink:href="Pictures/20000025000011A4000011A4A54DFA33.svm" xlink:type="simple" xlink:show="embed" xlink:actuate="onLoad">
            <text:p/>
          </draw:image>
        </draw:frame>
        <draw:frame draw:style-name="gr16" draw:text-style-name="P15" draw:layer="layout" svg:width="0.698cm" svg:height="0.477cm" svg:x="14.229cm" svg:y="26.202cm">
          <draw:image xlink:href="Pictures/2000002400004D3F00003505504B5CF9.svm" xlink:type="simple" xlink:show="embed" xlink:actuate="onLoad">
            <text:p/>
          </draw:image>
        </draw:frame>
        <draw:frame draw:style-name="gr35" draw:text-style-name="P19" draw:layer="layout" svg:width="6.25cm" svg:height="3.57cm" svg:x="14.05cm" svg:y="26.75cm">
          <draw:text-box>
            <text:p><text:span text:style-name="T4">$degustation</text:span></text:p>
          </draw:text-box>
        </draw:frame>
        <draw:line draw:style-name="gr5" draw:text-style-name="P15" draw:layer="layout" svg:x1="20.791cm" svg:y1="30.227cm" svg:x2="1.192cm" svg:y2="30.22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2cm" fo:margin-bottom="1cm" fo:margin-left="1cm" fo:margin-right="1cm" fo:page-width="21.59cm" fo:page-height="35.5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icolas Marchildon</meta:initial-creator>
    <meta:creation-date>2010-11-12T15:02:35</meta:creation-date>
    <dc:date>2013-06-23T16:44:24</dc:date>
    <dc:creator>Nicolas Marchildon</dc:creator>
    <meta:editing-duration>PT8H15M20S</meta:editing-duration>
    <meta:editing-cycles>63</meta:editing-cycles>
    <meta:generator>LibreOffice/3.6$Linux_X86_64 LibreOffice_project/360m1$Build-2</meta:generator>
    <meta:printed-by>nicolas </meta:printed-by>
    <meta:print-date>2012-12-15T13:06:56</meta:print-date>
    <meta:document-statistic meta:object-count="480"/>
  </office:meta>
</office:document-meta>
</file>